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IM FELL English SC" svg:font-family="'IM FELL English SC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system" style:font-pitch="variable"/>
    <style:font-face style:name="Mangal" svg:font-family="Mangal"/>
    <style:font-face style:name="Mangal1" svg:font-family="Mangal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IM FELL English SC" fo:font-size="12pt" officeooo:rsid="0007c421" officeooo:paragraph-rsid="0006d9da" style:font-size-asian="12pt" style:font-size-complex="12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IM FELL English SC" fo:font-size="12pt" officeooo:rsid="0007c421" officeooo:paragraph-rsid="008206f2" style:font-size-asian="12pt" style:font-size-complex="12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IM FELL English SC" fo:font-size="12pt" officeooo:rsid="0007c421" officeooo:paragraph-rsid="00cbd146" style:font-size-asian="12pt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IM FELL English SC" fo:font-size="12pt" officeooo:rsid="0007c421" officeooo:paragraph-rsid="00d31b70" style:font-size-asian="12pt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IM FELL English SC" fo:font-size="12pt" officeooo:rsid="0007c421" officeooo:paragraph-rsid="00d477cf" style:font-size-asian="12pt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IM FELL English SC" fo:font-size="12pt" officeooo:rsid="0007c421" officeooo:paragraph-rsid="00e01630" style:font-size-asian="12pt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IM FELL English SC" fo:font-size="12pt" officeooo:rsid="0007c421" officeooo:paragraph-rsid="00f3c7d8" style:font-size-asian="12pt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IM FELL English SC" fo:font-size="12pt" officeooo:rsid="00805d6e" officeooo:paragraph-rsid="00805d6e" style:font-size-asian="12pt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IM FELL English SC" fo:font-size="12pt" officeooo:rsid="00e79a01" officeooo:paragraph-rsid="00e79a01" style:font-size-asian="12pt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IM FELL English SC" fo:font-size="12pt" officeooo:rsid="00f7d87b" officeooo:paragraph-rsid="00f7d87b" style:font-size-asian="12pt" style:font-size-complex="12pt"/>
    </style:style>
    <style:style style:name="T1" style:family="text">
      <style:text-properties officeooo:rsid="00805d6e"/>
    </style:style>
    <style:style style:name="T2" style:family="text">
      <style:text-properties officeooo:rsid="0088d159"/>
    </style:style>
    <style:style style:name="T3" style:family="text">
      <style:text-properties officeooo:rsid="0089462c"/>
    </style:style>
    <style:style style:name="T4" style:family="text">
      <style:text-properties officeooo:rsid="008a205e"/>
    </style:style>
    <style:style style:name="T5" style:family="text">
      <style:text-properties officeooo:rsid="008cb0a4"/>
    </style:style>
    <style:style style:name="T6" style:family="text">
      <style:text-properties officeooo:rsid="0090a6f6"/>
    </style:style>
    <style:style style:name="T7" style:family="text">
      <style:text-properties officeooo:rsid="0090af64"/>
    </style:style>
    <style:style style:name="T8" style:family="text">
      <style:text-properties officeooo:rsid="00922c43"/>
    </style:style>
    <style:style style:name="T9" style:family="text">
      <style:text-properties officeooo:rsid="009235f1"/>
    </style:style>
    <style:style style:name="T10" style:family="text">
      <style:text-properties officeooo:rsid="0093535b"/>
    </style:style>
    <style:style style:name="T11" style:family="text">
      <style:text-properties officeooo:rsid="0094a62f"/>
    </style:style>
    <style:style style:name="T12" style:family="text">
      <style:text-properties officeooo:rsid="00965544"/>
    </style:style>
    <style:style style:name="T13" style:family="text">
      <style:text-properties officeooo:rsid="009860ec"/>
    </style:style>
    <style:style style:name="T14" style:family="text">
      <style:text-properties officeooo:rsid="009ddec3"/>
    </style:style>
    <style:style style:name="T15" style:family="text">
      <style:text-properties officeooo:rsid="00a593f4"/>
    </style:style>
    <style:style style:name="T16" style:family="text">
      <style:text-properties officeooo:rsid="00a91ef2"/>
    </style:style>
    <style:style style:name="T17" style:family="text">
      <style:text-properties officeooo:rsid="00aa8025"/>
    </style:style>
    <style:style style:name="T18" style:family="text">
      <style:text-properties officeooo:rsid="00b0b552"/>
    </style:style>
    <style:style style:name="T19" style:family="text">
      <style:text-properties officeooo:rsid="00b16fc3"/>
    </style:style>
    <style:style style:name="T20" style:family="text">
      <style:text-properties officeooo:rsid="00b278fa"/>
    </style:style>
    <style:style style:name="T21" style:family="text">
      <style:text-properties officeooo:rsid="00b57041"/>
    </style:style>
    <style:style style:name="T22" style:family="text">
      <style:text-properties officeooo:rsid="00b9c31b"/>
    </style:style>
    <style:style style:name="T23" style:family="text">
      <style:text-properties officeooo:rsid="00c87302"/>
    </style:style>
    <style:style style:name="T24" style:family="text">
      <style:text-properties officeooo:rsid="00c9ee34"/>
    </style:style>
    <style:style style:name="T25" style:family="text">
      <style:text-properties officeooo:rsid="00cc01f1"/>
    </style:style>
    <style:style style:name="T26" style:family="text">
      <style:text-properties officeooo:rsid="00d2a7e8"/>
    </style:style>
    <style:style style:name="T27" style:family="text">
      <style:text-properties officeooo:rsid="00d477cf"/>
    </style:style>
    <style:style style:name="T28" style:family="text">
      <style:text-properties officeooo:rsid="00d81a74"/>
    </style:style>
    <style:style style:name="T29" style:family="text">
      <style:text-properties officeooo:rsid="00da29bb"/>
    </style:style>
    <style:style style:name="T30" style:family="text">
      <style:text-properties officeooo:rsid="00da3b1b"/>
    </style:style>
    <style:style style:name="T31" style:family="text">
      <style:text-properties officeooo:rsid="00dab93f"/>
    </style:style>
    <style:style style:name="T32" style:family="text">
      <style:text-properties officeooo:rsid="00db03de"/>
    </style:style>
    <style:style style:name="T33" style:family="text">
      <style:text-properties officeooo:rsid="00de4f58"/>
    </style:style>
    <style:style style:name="T34" style:family="text">
      <style:text-properties officeooo:rsid="00deaf4e"/>
    </style:style>
    <style:style style:name="T35" style:family="text">
      <style:text-properties officeooo:rsid="00e2ed52"/>
    </style:style>
    <style:style style:name="T36" style:family="text">
      <style:text-properties officeooo:rsid="00e4bad6"/>
    </style:style>
    <style:style style:name="T37" style:family="text">
      <style:text-properties officeooo:rsid="00e63074"/>
    </style:style>
    <style:style style:name="T38" style:family="text">
      <style:text-properties officeooo:rsid="00e78e74"/>
    </style:style>
    <style:style style:name="T39" style:family="text">
      <style:text-properties officeooo:rsid="00e87d73"/>
    </style:style>
    <style:style style:name="T40" style:family="text">
      <style:text-properties officeooo:rsid="00e8e9a2"/>
    </style:style>
    <style:style style:name="T41" style:family="text">
      <style:text-properties officeooo:rsid="00ea4805"/>
    </style:style>
    <style:style style:name="T42" style:family="text">
      <style:text-properties officeooo:rsid="00eb8360"/>
    </style:style>
    <style:style style:name="T43" style:family="text">
      <style:text-properties officeooo:rsid="00ed4c85"/>
    </style:style>
    <style:style style:name="T44" style:family="text">
      <style:text-properties officeooo:rsid="00eedf45"/>
    </style:style>
    <style:style style:name="T45" style:family="text">
      <style:text-properties officeooo:rsid="00ef691a"/>
    </style:style>
    <style:style style:name="T46" style:family="text">
      <style:text-properties officeooo:rsid="00eff33e"/>
    </style:style>
    <style:style style:name="T47" style:family="text">
      <style:text-properties officeooo:rsid="00f0a003"/>
    </style:style>
    <style:style style:name="T48" style:family="text">
      <style:text-properties officeooo:rsid="00f1e2c3"/>
    </style:style>
    <style:style style:name="T49" style:family="text">
      <style:text-properties officeooo:rsid="00f5edea"/>
    </style:style>
    <style:style style:name="T50" style:family="text">
      <style:text-properties officeooo:rsid="00f7d87b"/>
    </style:style>
    <style:style style:name="T51" style:family="text">
      <style:text-properties officeooo:rsid="00fc5de5"/>
    </style:style>
    <style:style style:name="T52" style:family="text">
      <style:text-properties officeooo:rsid="00fda22c"/>
    </style:style>
    <style:style style:name="T53" style:family="text">
      <style:text-properties officeooo:rsid="00fe9830"/>
    </style:style>
    <style:style style:name="T54" style:family="text">
      <style:text-properties officeooo:rsid="0102e0ac"/>
    </style:style>
    <style:style style:name="T55" style:family="text">
      <style:text-properties officeooo:rsid="01043054"/>
    </style:style>
    <style:style style:name="T56" style:family="text">
      <style:text-properties officeooo:rsid="01045ba8"/>
    </style:style>
    <style:style style:name="T57" style:family="text">
      <style:text-properties officeooo:rsid="0105fd22"/>
    </style:style>
    <style:style style:name="T58" style:family="text">
      <style:text-properties officeooo:rsid="010641cd"/>
    </style:style>
    <style:style style:name="T59" style:family="text">
      <style:text-properties officeooo:rsid="0107ddf5"/>
    </style:style>
    <style:style style:name="T60" style:family="text">
      <style:text-properties officeooo:rsid="01088d4a"/>
    </style:style>
    <style:style style:name="T61" style:family="text">
      <style:text-properties officeooo:rsid="0109d546"/>
    </style:style>
    <style:style style:name="T62" style:family="text">
      <style:text-properties officeooo:rsid="0109e2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<text:span text:style-name="T1">*</text:span></text:p>
      <text:p text:style-name="P2"/>
      <text:p text:style-name="P1">/* --- World CSS Editor Sidebar --- */</text:p>
      <text:p text:style-name="P1"/>
      <text:p text:style-name="P1">.user-css-presentation #css-palette-panel { /*The Sidebar Itself*/</text:p>
      <text:p text:style-name="P1"><text:s text:c="2"/><text:span text:style-name="T23">background: rgba(255, 255, 255,</text:span> .8);</text:p>
      <text:p text:style-name="P1"><text:s text:c="2"/>font-family: <text:span text:style-name="T5">Macondo</text:span>, cursive;</text:p>
      <text:p text:style-name="P1"><text:s text:c="2"/>font-weight: 400;</text:p>
      <text:p text:style-name="P1"><text:s text:c="2"/>font-size: 14px;</text:p>
      <text:p text:style-name="P1"><text:s text:c="2"/>font-style: normal;</text:p>
      <text:p text:style-name="P1"><text:s text:c="2"/>color: rgba(0, 0, 0, .8);</text:p>
      <text:p text:style-name="P1"><text:s text:c="2"/>position: fixed!important;</text:p>
      <text:p text:style-name="P1"><text:s text:c="2"/>width: 25% !important;</text:p>
      <text:p text:style-name="P1"><text:s text:c="2"/>top: 0px;</text:p>
      <text:p text:style-name="P1"><text:s text:c="2"/>right: 2px;</text:p>
      <text:p text:style-name="P1"><text:s text:c="2"/>border: 2px solid <text:span text:style-name="T23">yellow</text:span>;</text:p>
      <text:p text:style-name="P1"><text:s text:c="2"/>border-radius: 5px;</text:p>
      <text:p text:style-name="P1"><text:s text:c="2"/>transition: all 0.1s;</text:p>
      <text:p text:style-name="P1"><text:s text:c="2"/>box-shadow: -5px 0px 10px rgba(77, 69, 69, .<text:span text:style-name="T16">8</text:span>), -10px 0px </text:p>
      <text:p text:style-name="P1"><text:s text:c="2"/>20px #ff0000;</text:p>
      <text:p text:style-name="P1">}</text:p>
      <text:p text:style-name="P1">#css-palette-panel h4,</text:p>
      <text:p text:style-name="P1">#css-palette-panel #form-group: first-of-type,</text:p>
      <text:p text:style-name="P1">#css-palette-panel #css-palette-save + p {</text:p>
      <text:p text:style-name="P1">visibility: hidden;</text:p>
      <text:p text:style-name="P1">}</text:p>
      <text:p text:style-name="P1">#css-palette-panel textarea {</text:p>
      <text:p text:style-name="P1"><text:s text:c="2"/>min-height: 63vh !important;</text:p>
      <text:p text:style-name="P1"><text:s text:c="2"/>background: <text:span text:style-name="T52">rgba(255, 255, 255, .8)</text:span>;</text:p>
      <text:p text:style-name="P1"><text:s text:c="2"/>color: <text:span text:style-name="T53">rgba(0, 0, 0, .8)</text:span>;</text:p>
      <text:p text:style-name="P1"><text:s text:c="2"/>font-family: Germania One, cursive;</text:p>
      <text:p text:style-name="P1"><text:s text:c="2"/>line-height: 14px;</text:p>
      <text:p text:style-name="P1"><text:s text:c="2"/>}</text:p>
      <text:p text:style-name="P1">[class*=css-palette-trigger-pushed] ~ #full-layout .page-article {</text:p>
      <text:p text:style-name="P1"><text:s text:c="2"/>margin-left: 12% !important;</text:p>
      <text:p text:style-name="P1"><text:s text:c="3"/>visibility: hidden;</text:p>
      <text:p text:style-name="P1"><text:s text:c="2"/>}</text:p>
      <text:p text:style-name="P1">.hidden-xs .fa-palette {</text:p>
      <text:p text:style-name="P1"><text:s text:c="2"/>background: rgba(255, 255, 255, .15);</text:p>
      <text:p text:style-name="P1"><text:s text:c="2"/>color: red;</text:p>
      <text:p text:style-name="P1"><text:s text:c="2"/>border-radius: solid 5px;</text:p>
      <text:p text:style-name="P1"><text:s text:c="2"/>padding: 5px;</text:p>
      <text:p text:style-name="P1"><text:s text:c="2"/>font-size: 35px;</text:p>
      <text:p text:style-name="P1"><text:s text:c="2"/>top:​ 0px;</text:p>
      <text:p text:style-name="P1"><text:soft-page-break/><text:s text:c="2"/>right: 0px;</text:p>
      <text:p text:style-name="P1"><text:s text:c="2"/>border: 2px outset red;</text:p>
      <text:p text:style-name="P1"><text:s text:c="2"/>position: fixed!important;</text:p>
      <text:p text:style-name="P1"><text:s text:c="2"/>z-index: 0;</text:p>
      <text:p text:style-name="P1"><text:s text:c="2"/>animation: linksforfun 2.0s infinite;</text:p>
      <text:p text:style-name="P1">}</text:p>
      <text:p text:style-name="P1">[class*=css-palette-trigger-pushed]:hover ~ #hidden-sidebar #css-palette-panel #css-palette-panel:hover {</text:p>
      <text:p text:style-name="P1"><text:s text:c="2"/>width: 30% !important;</text:p>
      <text:p text:style-name="P1">}</text:p>
      <text:p text:style-name="P1">[class*=css-palette-trigger]:hover ~ #full-layout .page-article {</text:p>
      <text:p text:style-name="P1"><text:s text:c="2"/>width: 57%;</text:p>
      <text:p text:style-name="P1">}</text:p>
      <text:p text:style-name="P1">.user-css #div-do-not-print.hidden-xs.d-sm-block.css-palette-trigger-inactive, #div-do-not-print.css-palette-trigger {</text:p>
      <text:p text:style-name="P1"><text:s text:c="2"/>top: 0;</text:p>
      <text:p text:style-name="P1"><text:s text:c="2"/>right: 0;</text:p>
      <text:p text:style-name="P1"><text:s text:c="2"/>border: 2px outset <text:span text:style-name="T24">red</text:span>;</text:p>
      <text:p text:style-name="P1"><text:s text:c="2"/>position: fixed!important;</text:p>
      <text:p text:style-name="P1"><text:s text:c="2"/>z-index: 0;</text:p>
      <text:p text:style-name="P3">animation: linksforfun 2.0s infinite;</text:p>
      <text:p text:style-name="P1">}</text:p>
      <text:p text:style-name="P1">.user-css-presentation .world-css-palette-trigger-inactive{ <text:s text:c="2"/>/*hides the sidebar button*/</text:p>
      <text:p text:style-name="P1"><text:s text:c="3"/>visibility: hidden;</text:p>
      <text:p text:style-name="P1">color: rgba(0, 0, 0, .0);</text:p>
      <text:p text:style-name="P1">}</text:p>
      <text:p text:style-name="P1">/* --- World CSS Editor Sidebar --- */</text:p>
      <text:p text:style-name="P1"/>
      <text:p text:style-name="P1"/>
      <text:p text:style-name="P1">/* ------ <text:s text:c="2"/>Fonts <text:s text:c="2"/>------- */</text:p>
      <text:p text:style-name="P1"/>
      <text:p text:style-name="P1">/* Germania One, cursive */</text:p>
      <text:p text:style-name="P1">@font-face {</text:p>
      <text:p text:style-name="P1"><text:s text:c="2"/>font-family: Germania One;</text:p>
      <text:p text:style-name="P1"><text:s text:c="2"/>font-style: normal;</text:p>
      <text:p text:style-name="P1"><text:s text:c="2"/>font-weight: 400;</text:p>
      <text:p text:style-name="P1"><text:s text:c="2"/>font-display: swap;</text:p>
      <text:p text:style-name="P1"><text:s text:c="2"/>src: url(https://fonts.gstatic.com/s/germaniaone/v20/Fh4yPjrqIyv2ucM2qzBjeS3uywhP.woff2);</text:p>
      <text:p text:style-name="P1"><text:s text:c="2"/>unicode-range: U+0000-00FF, U+0131, U+0152-0153, U+02BB-02BC, U+02C6, U+02DA, U+02DC, U+2000-206F, U+2074, U+20AC, U+2122, U+2191, U+2193, U+2212, U+2215, U+FEFF, U+FFFD;</text:p>
      <text:p text:style-name="P1">}</text:p>
      <text:p text:style-name="P1"/>
      <text:p text:style-name="P1">/* <text:span text:style-name="T3">IM Fell English SC, serif</text:span> */</text:p>
      <text:p text:style-name="P1"><text:soft-page-break/>@font-face {</text:p>
      <text:p text:style-name="P1"><text:s text:c="2"/>font-family: IM Fell English SC;</text:p>
      <text:p text:style-name="P1"><text:s text:c="2"/>font-style: normal;</text:p>
      <text:p text:style-name="P1"><text:s text:c="2"/>font-weight: 400;</text:p>
      <text:p text:style-name="P1"><text:s text:c="2"/>font-display: swap;</text:p>
      <text:p text:style-name="P1"><text:s text:c="2"/>src: url(https://fonts.gstatic.com/s/imfellenglishsc/v16/a8IENpD3CDX-4zrWfr1VY879qFF05pZ7PIIP.woff2);</text:p>
      <text:p text:style-name="P1"><text:s text:c="2"/>unicode-range: U+0000-00FF, U+0131, U+0152-0153, U+02BB-02BC, U+02C6, U+02DA, U+02DC, U+2000-206F, U+2074, U+20AC, U+2122, U+2191, U+2193, U+2212, U+2215, U+FEFF, U+FFFD;</text:p>
      <text:p text:style-name="P1">}</text:p>
      <text:p text:style-name="P1"/>
      <text:p text:style-name="P1">/* <text:span text:style-name="T2">Almendra SC, serif</text:span> */</text:p>
      <text:p text:style-name="P1">@font-face {</text:p>
      <text:p text:style-name="P1"><text:s text:c="2"/>font-family: Almendra SC;</text:p>
      <text:p text:style-name="P1"><text:s text:c="2"/>font-style: normal;</text:p>
      <text:p text:style-name="P1"><text:s text:c="2"/>font-weight: 400;</text:p>
      <text:p text:style-name="P1"><text:s text:c="2"/>font-display: swap;</text:p>
      <text:p text:style-name="P1"><text:s text:c="2"/>src: url(https://fonts.gstatic.com/s/almendrasc/v25/Iure6Yx284eebowr7hbyTaZOrLQ.woff2);</text:p>
      <text:p text:style-name="P1"><text:s text:c="2"/>unicode-range: U+0000-00FF, U+0131, U+0152-0153, U+02BB-02BC, U+02C6, U+02DA, U+02DC, U+2000-206F, U+2074, U+20AC, U+2122, U+2191, U+2193, U+2212, U+2215, U+FEFF, U+FFFD;</text:p>
      <text:p text:style-name="P1">}</text:p>
      <text:p text:style-name="P1"/>
      <text:p text:style-name="P1">/* Cinzel Decorative, cursive */</text:p>
      <text:p text:style-name="P1">@font-face {</text:p>
      <text:p text:style-name="P1"><text:s text:c="2"/>font-family: Cinzel Decorative;</text:p>
      <text:p text:style-name="P1"><text:s text:c="2"/>font-style: normal;</text:p>
      <text:p text:style-name="P1"><text:s text:c="2"/>font-weight: 400;</text:p>
      <text:p text:style-name="P1"><text:s text:c="2"/>font-display: swap;</text:p>
      <text:p text:style-name="P1"><text:s text:c="2"/>src: url(https://fonts.gstatic.com/s/cinzeldecorative/v14/daaCSScvJGqLYhG8nNt8KPPswUAPni7TTMw.woff2);</text:p>
      <text:p text:style-name="P1"><text:s text:c="2"/>unicode-range: U+0000-00FF, U+0131, U+0152-0153, U+02BB-02BC, U+02C6, U+02DA, U+02DC, U+2000-206F, U+2074, U+20AC, U+2122, U+2191, U+2193, U+2212, U+2215, U+FEFF, U+FFFD;</text:p>
      <text:p text:style-name="P1">}</text:p>
      <text:p text:style-name="P1">/* latin */</text:p>
      <text:p text:style-name="P1">@font-face {</text:p>
      <text:p text:style-name="P1"><text:s text:c="2"/>font-family: Cinzel Decorative;</text:p>
      <text:p text:style-name="P1"><text:s text:c="2"/>font-style: normal;</text:p>
      <text:p text:style-name="P1"><text:s text:c="2"/>font-weight: 700;</text:p>
      <text:p text:style-name="P1"><text:s text:c="2"/>font-display: swap;</text:p>
      <text:p text:style-name="P1"><text:soft-page-break/><text:s text:c="2"/>src: url(https://fonts.gstatic.com/s/cinzeldecorative/v14/daaHSScvJGqLYhG8nNt8KPPswUAPniZoadlESTE.woff2);</text:p>
      <text:p text:style-name="P1"><text:s text:c="2"/>unicode-range: U+0000-00FF, U+0131, U+0152-0153, U+02BB-02BC, U+02C6, U+02DA, U+02DC, U+2000-206F, U+2074, U+20AC, U+2122, U+2191, U+2193, U+2212, U+2215, U+FEFF, U+FFFD;</text:p>
      <text:p text:style-name="P1">}</text:p>
      <text:p text:style-name="P1">/* latin */</text:p>
      <text:p text:style-name="P1">@font-face {</text:p>
      <text:p text:style-name="P1"><text:s text:c="2"/>font-family: Cinzel Decorative;</text:p>
      <text:p text:style-name="P1"><text:s text:c="2"/>font-style: normal;</text:p>
      <text:p text:style-name="P1"><text:s text:c="2"/>font-weight: 900;</text:p>
      <text:p text:style-name="P1"><text:s text:c="2"/>font-display: swap;</text:p>
      <text:p text:style-name="P1"><text:s text:c="2"/>src: url(https://fonts.gstatic.com/s/cinzeldecorative/v14/daaHSScvJGqLYhG8nNt8KPPswUAPniZQa9lESTE.woff2);</text:p>
      <text:p text:style-name="P1"><text:s text:c="2"/>unicode-range: U+0000-00FF, U+0131, U+0152-0153, U+02BB-02BC, U+02C6, U+02DA, U+02DC, U+2000-206F, U+2074, U+20AC, U+2122, U+2191, U+2193, U+2212, U+2215, U+FEFF, U+FFFD;</text:p>
      <text:p text:style-name="P1">}</text:p>
      <text:p text:style-name="P1"/>
      <text:p text:style-name="P1">/* <text:span text:style-name="T5">Macondo, cursive</text:span> */</text:p>
      <text:p text:style-name="P1">@font-face {</text:p>
      <text:p text:style-name="P1"><text:s text:c="2"/>font-family: Macondo;</text:p>
      <text:p text:style-name="P1"><text:s text:c="2"/>font-style: normal;</text:p>
      <text:p text:style-name="P1"><text:s text:c="2"/>font-weight: 400;</text:p>
      <text:p text:style-name="P1"><text:s text:c="2"/>font-display: swap;</text:p>
      <text:p text:style-name="P1"><text:s text:c="2"/>src: url(https://fonts.gstatic.com/s/macondo/v21/RrQQboN9-iB1IXmOe2LE0Q.woff2);</text:p>
      <text:p text:style-name="P1"><text:s text:c="2"/>unicode-range: U+0000-00FF, U+0131, U+0152-0153, U+02BB-02BC, U+02C6, U+02DA, U+02DC, U+2000-206F, U+2074, U+20AC, U+2122, U+2191, U+2193, U+2212, U+2215, U+FEFF, U+FFFD;</text:p>
      <text:p text:style-name="P1"><text:span text:style-name="T14">shadow</text:span>}</text:p>
      <text:p text:style-name="P1">/* ------ <text:s text:c="2"/>Fonts <text:s text:c="2"/>------- */</text:p>
      <text:p text:style-name="P1">/* ---- <text:s text:c="2"/>Animations <text:s text:c="2"/>---- */</text:p>
      <text:p text:style-name="P1"/>
      <text:p text:style-name="P1">/*added*/</text:p>
      <text:p text:style-name="P1">/* links animation */</text:p>
      <text:p text:style-name="P1">@keyframes linksforfun { <text:s/>/*--- this creates an animation that tells the website to change font color; it starts at 80% opacity and decreases to 60% ---*/</text:p>
      <text:p text:style-name="P1"><text:s text:c="2"/>from { color: rgba(0, 0, 0, .8), text-shadow: 0px 1px 4px rgba(77, 69, 69, .6); }</text:p>
      <text:p text:style-name="P1"><text:s text:c="2"/>to { color: rgba(255, 0, 0,<text:span text:style-name="T51"> </text:span>.8); }</text:p>
      <text:p text:style-name="P1">}</text:p>
      <text:p text:style-name="P1">/* links animation */</text:p>
      <text:p text:style-name="P1"/>
      <text:p text:style-name="P1"><text:soft-page-break/>/* desktop background animation */</text:p>
      <text:p text:style-name="P1">@keyframes background-desktop { <text:s/>/* this creates an animation that tells the backrgound to move; it will shift the background 600 pixels to the top in a single cycle */</text:p>
      <text:p text:style-name="P1"><text:tab/>from { background-position: 0 0; }</text:p>
      <text:p text:style-name="P1"><text:tab/>to { background-position: 0 -600px; }</text:p>
      <text:p text:style-name="P1">}</text:p>
      <text:p text:style-name="P1"/>
      <text:p text:style-name="P1">@keyframes background-desktop-meta {</text:p>
      <text:p text:style-name="P1"><text:tab/>from { background-position: 0 0; }</text:p>
      <text:p text:style-name="P1"><text:tab/>to { background-position: 0 -600px; }</text:p>
      <text:p text:style-name="P1">}</text:p>
      <text:p text:style-name="P1">/* desktop background animation */</text:p>
      <text:p text:style-name="P1"/>
      <text:p text:style-name="P1">/* mobile background animation */</text:p>
      <text:p text:style-name="P1">@keyframes background-mobile {</text:p>
      <text:p text:style-name="P1"><text:tab/>from { background-position: 0 0; }</text:p>
      <text:p text:style-name="P1"><text:tab/>to { background-position: 0 -300px; }</text:p>
      <text:p text:style-name="P1">}</text:p>
      <text:p text:style-name="P1"/>
      <text:p text:style-name="P1">@keyframes background-mobile-meta {</text:p>
      <text:p text:style-name="P1"><text:tab/>from { background-position: 0 0; }</text:p>
      <text:p text:style-name="P1"><text:tab/>to { background-position: 0 300px; }</text:p>
      <text:p text:style-name="P1">}</text:p>
      <text:p text:style-name="P1">/* mobile background animation */</text:p>
      <text:p text:style-name="P1"/>
      <text:p text:style-name="P1">/*Fancy Border Animation*/</text:p>
      <text:p text:style-name="P1">@keyframes topanimation {</text:p>
      <text:p text:style-name="P1"><text:s text:c="2"/>0% {</text:p>
      <text:p text:style-name="P1"><text:s text:c="2"/>transform:scaleX(0);</text:p>
      <text:p text:style-name="P1"><text:s text:c="2"/>transform-origin: left;</text:p>
      <text:p text:style-name="P1"><text:s text:c="2"/>}</text:p>
      <text:p text:style-name="P1"><text:s text:c="2"/>50%</text:p>
      <text:p text:style-name="P1"><text:s text:c="2"/>{</text:p>
      <text:p text:style-name="P1"><text:s text:c="4"/>transform:scaleX(1);</text:p>
      <text:p text:style-name="P1"><text:s text:c="2"/>transform-origin: left;</text:p>
      <text:p text:style-name="P1"><text:s text:c="2"/>}</text:p>
      <text:p text:style-name="P1"><text:s text:c="2"/>50.1%</text:p>
      <text:p text:style-name="P1"><text:s text:c="2"/>{</text:p>
      <text:p text:style-name="P1"><text:s text:c="4"/>transform:scaleX(1);</text:p>
      <text:p text:style-name="P1"><text:s text:c="2"/>transform-origin: right;</text:p>
      <text:p text:style-name="P1"><text:s text:c="4"/></text:p>
      <text:p text:style-name="P1"><text:s text:c="2"/>}</text:p>
      <text:p text:style-name="P1"><text:s text:c="2"/></text:p>
      <text:p text:style-name="P1"><text:s text:c="2"/>100%</text:p>
      <text:p text:style-name="P1"><text:soft-page-break/><text:s text:c="2"/>{</text:p>
      <text:p text:style-name="P1"><text:s text:c="4"/>transform:scaleX(0);</text:p>
      <text:p text:style-name="P1"><text:s text:c="2"/>transform-origin: right;</text:p>
      <text:p text:style-name="P1"><text:s text:c="4"/></text:p>
      <text:p text:style-name="P1"><text:s text:c="2"/>}</text:p>
      <text:p text:style-name="P1">} </text:p>
      <text:p text:style-name="P1"/>
      <text:p text:style-name="P1">@keyframes leftanimation {</text:p>
      <text:p text:style-name="P1"><text:s text:c="2"/>0% {</text:p>
      <text:p text:style-name="P1"><text:s text:c="2"/>transform:scaleY(0);</text:p>
      <text:p text:style-name="P1"><text:s text:c="2"/>transform-origin: bottom;</text:p>
      <text:p text:style-name="P1"><text:s text:c="2"/>}</text:p>
      <text:p text:style-name="P1"><text:s text:c="2"/>50%</text:p>
      <text:p text:style-name="P1"><text:s text:c="2"/>{</text:p>
      <text:p text:style-name="P1"><text:s text:c="4"/>transform:scaleY(1);</text:p>
      <text:p text:style-name="P1"><text:s text:c="2"/>transform-origin: bottom;</text:p>
      <text:p text:style-name="P1"><text:s text:c="2"/>}</text:p>
      <text:p text:style-name="P1"><text:s text:c="2"/>50.1%</text:p>
      <text:p text:style-name="P1"><text:s text:c="2"/>{</text:p>
      <text:p text:style-name="P1"><text:s text:c="4"/>transform:scaleY(1);</text:p>
      <text:p text:style-name="P1"><text:s text:c="2"/>transform-origin: top;</text:p>
      <text:p text:style-name="P1"><text:s text:c="4"/></text:p>
      <text:p text:style-name="P1"><text:s text:c="2"/>}</text:p>
      <text:p text:style-name="P1"><text:s text:c="2"/></text:p>
      <text:p text:style-name="P1"><text:s text:c="2"/>100%</text:p>
      <text:p text:style-name="P1"><text:s text:c="2"/>{</text:p>
      <text:p text:style-name="P1"><text:s text:c="4"/>transform:scaleY(0);</text:p>
      <text:p text:style-name="P1"><text:s text:c="2"/>transform-origin: top;</text:p>
      <text:p text:style-name="P1"><text:s text:c="4"/></text:p>
      <text:p text:style-name="P1"><text:s text:c="2"/>}</text:p>
      <text:p text:style-name="P1">} </text:p>
      <text:p text:style-name="P1">/*Fancy border animation*/</text:p>
      <text:p text:style-name="P1">/* ---- <text:s text:c="2"/>Animations <text:s text:c="2"/>---- */</text:p>
      <text:p text:style-name="P1"/>
      <text:p text:style-name="P1"/>
      <text:p text:style-name="P1">/* ------ <text:s text:c="2"/>Global <text:s text:c="2"/>-------- */</text:p>
      <text:p text:style-name="P1"/>
      <text:p text:style-name="P1">/* Page + Article Background */</text:p>
      <text:p text:style-name="P1">.user-css-presentation { /*this affects the overall background of the world*/</text:p>
      <text:p text:style-name="P1">background: url(https://www.worldanvil.com/uploads/images/dc60f779c8f30bfe0c2e6755d4ce4671.png);</text:p>
      <text:p text:style-name="P1">background-size: <text:span text:style-name="T33">5</text:span>0%;</text:p>
      <text:p text:style-name="P1">background-attachment: fixed; /*this locks the image on the screen; it wont scroll*/</text:p>
      <text:p text:style-name="P1">}</text:p>
      <text:p text:style-name="P1"><text:soft-page-break/><text:s/>.user-css.page, .user-css-extended .page { /*this affects the large page container*/</text:p>
      <text:p text:style-name="P1"><text:s text:c="3"/>background: url(https://www.worldanvil.com/uploads/images/26f8ebad07725f11e40772abaf386bc6.png);</text:p>
      <text:p text:style-name="P1"><text:s text:c="3"/>background-size: 600px;</text:p>
      <text:p text:style-name="P1"><text:s text:c="3"/>background-clip: padding-box;</text:p>
      <text:p text:style-name="P1"><text:s text:c="3"/>background-position: center;</text:p>
      <text:p text:style-name="P1"><text:s text:c="3"/>background-repeat: repeat;</text:p>
      <text:p text:style-name="P1"><text:s text:c="3"/>animation: background-desktop 10s linear infinite; /*this tells the background to follow a predetermined animation over the duration of 10s for an infinite amount of loops*/</text:p>
      <text:p text:style-name="P1"><text:s text:c="3"/>box-shadow: 0px 0px 0px;</text:p>
      <text:p text:style-name="P1"><text:s text:c="3"/>overflow: auto;</text:p>
      <text:p text:style-name="P1"><text:s text:c="3"/>max-height: 800px;</text:p>
      <text:p text:style-name="P1"><text:s text:c="3"/>padding: 50px;</text:p>
      <text:p text:style-name="P1"><text:s text:c="3"/>border-image-source: url(https://www.worldanvil.com/uploads/images/f10a0f95a3af2a89a0ce58ffa1086ceb.png);</text:p>
      <text:p text:style-name="P1"><text:s text:c="3"/>border-image-slice: 20; /*complicated magic that lets you use custom borders. If you can explain this to me please help.*/</text:p>
      <text:p text:style-name="P1"><text:s text:c="3"/>border-image-repeat: <text:span text:style-name="T25">stretch</text:span>;</text:p>
      <text:p text:style-name="P1"><text:s text:c="3"/>border-width: 20px;</text:p>
      <text:p text:style-name="P1"><text:s text:c="3"/>border-style: solid;</text:p>
      <text:p text:style-name="P1"><text:s text:c="3"/>border-image-outset: 0px;</text:p>
      <text:p text:style-name="P1"><text:s text:c="3"/></text:p>
      <text:p text:style-name="P1">}</text:p>
      <text:p text:style-name="P1">/* Page + Article Background */</text:p>
      <text:p text:style-name="P1"/>
      <text:p text:style-name="P1"/>
      <text:p text:style-name="P1">/* Font Styling Global */</text:p>
      <text:p text:style-name="P1">.user-css {</text:p>
      <text:p text:style-name="P1"><text:s text:c="3"/>color: rgba(0, 0, 0, .7); /*changes the color of associated text*/</text:p>
      <text:p text:style-name="P1"><text:s text:c="3"/>font-family: Germania One, cursive; /*changes the font of associated text*/</text:p>
      <text:p text:style-name="P1"><text:s text:c="3"/>font-size: 15px; /*changes the font size of associated text*/</text:p>
      <text:p text:style-name="P1"><text:s text:c="3"/>line-height: 1.5; /*changes the line spacing of associated text*/</text:p>
      <text:p text:style-name="P1">}</text:p>
      <text:p text:style-name="P1"/>
      <text:p text:style-name="P1">.user-css-extended {</text:p>
      <text:p text:style-name="P1"><text:s text:c="3"/>color: rgba(0, 0, 0, .7);</text:p>
      <text:p text:style-name="P1"><text:s text:c="3"/>font-family: Almendra SC, serif;</text:p>
      <text:p text:style-name="P1"><text:s text:c="3"/>font-size: 15px;</text:p>
      <text:p text:style-name="P1"><text:s text:c="3"/>line-height: 1.5;</text:p>
      <text:p text:style-name="P1">}</text:p>
      <text:p text:style-name="P1">/* Font Styling Global */</text:p>
      <text:p text:style-name="P1"/>
      <text:p text:style-name="P1"/>
      <text:p text:style-name="P1"/>
      <text:p text:style-name="P1"><text:soft-page-break/>/* Font Styling H1 */</text:p>
      <text:p text:style-name="P1">.user-css h1 {</text:p>
      <text:p text:style-name="P1"><text:s text:c="3"/>font-family: Germania One, cursive;</text:p>
      <text:p text:style-name="P1"><text:s text:c="3"/>font-size: 65px;</text:p>
      <text:p text:style-name="P1"><text:s text:c="3"/>color: rgba(0, 0, 0, .<text:span text:style-name="T34">6</text:span>);</text:p>
      <text:p text:style-name="P1">}</text:p>
      <text:p text:style-name="P1"/>
      <text:p text:style-name="P1"/>
      <text:p text:style-name="P1">.user-css-extended h1 {</text:p>
      <text:p text:style-name="P1"><text:s text:c="3"/>font-family: Almendra SC, serif;</text:p>
      <text:p text:style-name="P1"><text:s text:c="3"/>font-size: 65px;</text:p>
      <text:p text:style-name="P1"><text:s text:c="3"/>color: rgba(0, 0, 0, .<text:span text:style-name="T34">6</text:span>);</text:p>
      <text:p text:style-name="P1">}</text:p>
      <text:p text:style-name="P1">/* Font Styling H1 */</text:p>
      <text:p text:style-name="P1"/>
      <text:p text:style-name="P1"/>
      <text:p text:style-name="P1"/>
      <text:p text:style-name="P1">/* Font Styling H2 */</text:p>
      <text:p text:style-name="P1">.user-css h2 {</text:p>
      <text:p text:style-name="P1"><text:s text:c="3"/>text-align: left; /*aligns the text (left/right/center)*/</text:p>
      <text:p text:style-name="P1"><text:s text:c="3"/>font-size: 35px;</text:p>
      <text:p text:style-name="P1"><text:s text:c="3"/>text-shadow: 0px 5px 5px rgba(77, 69, 69, .6); /*gives associated text a shadow; (left/right) (top/bottom) (shadow size) (color)*/</text:p>
      <text:p text:style-name="P1"><text:s text:c="3"/>margin-bottom: 5px;</text:p>
      <text:p text:style-name="P1"><text:s text:c="3"/>padding: 0px;</text:p>
      <text:p text:style-name="P1"><text:s text:c="3"/>border-bottom-width: 1px;</text:p>
      <text:p text:style-name="P1"><text:s text:c="3"/>border-bottom-style: solid;</text:p>
      <text:p text:style-name="P1"><text:s text:c="3"/>border-bottom-color: rgba(93, 56, 145, .6);</text:p>
      <text:p text:style-name="P1"><text:s text:c="3"/>color: rgba(0, 0, 0, .7);</text:p>
      <text:p text:style-name="P1"><text:s text:c="3"/>font-family: Almendra SC, serif;</text:p>
      <text:p text:style-name="P1">}</text:p>
      <text:p text:style-name="P1"/>
      <text:p text:style-name="P1"/>
      <text:p text:style-name="P1">.user-css-extended h2 {</text:p>
      <text:p text:style-name="P1"><text:s text:c="3"/>text-align: left;</text:p>
      <text:p text:style-name="P1"><text:s text:c="3"/>font-size: 35px;</text:p>
      <text:p text:style-name="P1"><text:s text:c="3"/>text-shadow: 0px 5px 5px rgba(77, 69, 69, .6);</text:p>
      <text:p text:style-name="P1"><text:s text:c="3"/>margin-bottom: 5px;</text:p>
      <text:p text:style-name="P1"><text:s text:c="3"/>padding: 0px;</text:p>
      <text:p text:style-name="P1"><text:s text:c="3"/>border-bottom-width: 1px;</text:p>
      <text:p text:style-name="P1"><text:s text:c="3"/>border-bottom-style: solid;</text:p>
      <text:p text:style-name="P1"><text:s text:c="3"/>border-bottom-color: rgba(93, 56, 145 .6);</text:p>
      <text:p text:style-name="P1"><text:s text:c="3"/>color: rgba(0, 0, 0, .7);</text:p>
      <text:p text:style-name="P1"><text:s text:c="3"/>font-family: <text:span text:style-name="T61">Macondo, cursive</text:span>;</text:p>
      <text:p text:style-name="P1"><text:soft-page-break/>}</text:p>
      <text:p text:style-name="P1">/* Font Styling H2 */</text:p>
      <text:p text:style-name="P1"/>
      <text:p text:style-name="P1"/>
      <text:p text:style-name="P1"/>
      <text:p text:style-name="P1">/* Font Styling H3 */</text:p>
      <text:p text:style-name="P1">.user-css h3 {</text:p>
      <text:p text:style-name="P1"><text:s text:c="3"/>text-align: left;</text:p>
      <text:p text:style-name="P1"><text:s text:c="3"/>font-size: 35px;</text:p>
      <text:p text:style-name="P1"><text:s text:c="3"/>text-shadow: 0px 5px 5px rgba(77, 69, 69, .6);</text:p>
      <text:p text:style-name="P1"><text:s text:c="3"/>margin-bottom: 5px;</text:p>
      <text:p text:style-name="P1"><text:s text:c="3"/>padding: 0px;</text:p>
      <text:p text:style-name="P1"><text:s text:c="3"/>color: rgba(0, 0, 0, .6);</text:p>
      <text:p text:style-name="P1"><text:s text:c="3"/>font-family: IM Fell English SC, serif;</text:p>
      <text:p text:style-name="P1"><text:s text:c="3"/>font-style: normal;</text:p>
      <text:p text:style-name="P1">}</text:p>
      <text:p text:style-name="P1"/>
      <text:p text:style-name="P1"/>
      <text:p text:style-name="P1">.user-css-extended h3 {</text:p>
      <text:p text:style-name="P1"><text:s text:c="3"/>text-align: left;</text:p>
      <text:p text:style-name="P1"><text:s text:c="3"/>font-size: 35px;</text:p>
      <text:p text:style-name="P1"><text:s text:c="3"/>text-shadow: 0px 5px 5px rgba(77, 69, 69, .6);</text:p>
      <text:p text:style-name="P1"><text:s text:c="3"/>margin-bottom: 5px;</text:p>
      <text:p text:style-name="P1"><text:s text:c="3"/>padding: 0px;</text:p>
      <text:p text:style-name="P1"><text:s text:c="3"/>color: rgba(0, 0, 0, .6);</text:p>
      <text:p text:style-name="P1"><text:s text:c="3"/>font-family: Almendra SC, serif;</text:p>
      <text:p text:style-name="P1"><text:s text:c="3"/>font-style: <text:span text:style-name="T4">normal</text:span>;</text:p>
      <text:p text:style-name="P1">}</text:p>
      <text:p text:style-name="P1">/* Font Styling H3 */</text:p>
      <text:p text:style-name="P1"/>
      <text:p text:style-name="P1"/>
      <text:p text:style-name="P1"/>
      <text:p text:style-name="P1">/* Font Styling H4 */</text:p>
      <text:p text:style-name="P1">.user-css h4 {</text:p>
      <text:p text:style-name="P1"><text:s text:c="3"/>text-align: left;</text:p>
      <text:p text:style-name="P1"><text:s text:c="3"/>font-size: 25px;</text:p>
      <text:p text:style-name="P1"><text:s text:c="3"/>text-shadow: 0px 5px 5px rgba(77, 69, 69, .6);</text:p>
      <text:p text:style-name="P1"><text:s text:c="3"/>margin-bottom: 0px;</text:p>
      <text:p text:style-name="P1"><text:s text:c="3"/>padding: 0px;</text:p>
      <text:p text:style-name="P1"><text:s text:c="3"/>color: rgba(0, 0, 0, .6);</text:p>
      <text:p text:style-name="P1"><text:s text:c="3"/>font-family: Cinzel Decorative, cursive;</text:p>
      <text:p text:style-name="P1">}</text:p>
      <text:p text:style-name="P1"/>
      <text:p text:style-name="P1"/>
      <text:p text:style-name="P1"><text:soft-page-break/>.user-css-extended h4 {</text:p>
      <text:p text:style-name="P1"><text:s text:c="3"/>text-align: left;</text:p>
      <text:p text:style-name="P1"><text:s text:c="3"/>font-size: 25px;</text:p>
      <text:p text:style-name="P1"><text:s text:c="3"/>text-shadow: 0px 5px 5px rgba(77, 69, 69, .6);</text:p>
      <text:p text:style-name="P1"><text:s text:c="3"/>margin-bottom: 0px;</text:p>
      <text:p text:style-name="P1"><text:s text:c="3"/>padding: 0px;</text:p>
      <text:p text:style-name="P1"><text:s text:c="3"/>color: rgba(0, 0, 0, .6);</text:p>
      <text:p text:style-name="P1"><text:s text:c="3"/>font-family: Almendra SC, serif;</text:p>
      <text:p text:style-name="P1">}</text:p>
      <text:p text:style-name="P1">/* Font Styling H4 */</text:p>
      <text:p text:style-name="P1"/>
      <text:p text:style-name="P1"/>
      <text:p text:style-name="P1"/>
      <text:p text:style-name="P1">/* Font Styling H5 */</text:p>
      <text:p text:style-name="P1">.user-css h5 {</text:p>
      <text:p text:style-name="P1"><text:s text:c="3"/>text-align: left;</text:p>
      <text:p text:style-name="P1"><text:s text:c="3"/>font-size: 25px;</text:p>
      <text:p text:style-name="P1"><text:s text:c="3"/>text-shadow: 0px 5px 5px rgba(77, 69, 69, .6);</text:p>
      <text:p text:style-name="P1"><text:s text:c="3"/>margin-bottom: 0px;</text:p>
      <text:p text:style-name="P1"><text:s text:c="3"/>padding: 0px;</text:p>
      <text:p text:style-name="P1"><text:s text:c="3"/>color: rgba(0, 0, 0, .6);</text:p>
      <text:p text:style-name="P1"><text:s text:c="3"/>font-family: IM Fell English SC, serif;</text:p>
      <text:p text:style-name="P1">}</text:p>
      <text:p text:style-name="P1"/>
      <text:p text:style-name="P1"/>
      <text:p text:style-name="P1">.user-css-extended h5 {</text:p>
      <text:p text:style-name="P1"><text:s text:c="3"/>text-align: left;</text:p>
      <text:p text:style-name="P1"><text:s text:c="3"/>font-size: 25px;</text:p>
      <text:p text:style-name="P1"><text:s text:c="3"/>text-shadow: 0px 5px 5px rgba(77, 69, 69, .6);</text:p>
      <text:p text:style-name="P1"><text:s text:c="3"/>margin-bottom: 0px;</text:p>
      <text:p text:style-name="P1"><text:s text:c="3"/>padding: 0px;</text:p>
      <text:p text:style-name="P1"><text:s text:c="3"/>color: rgba(0, 0, 0, .6);</text:p>
      <text:p text:style-name="P1"><text:s text:c="3"/>font-family: IM Fell English SC, serif;</text:p>
      <text:p text:style-name="P1">}</text:p>
      <text:p text:style-name="P1">/* Font Styling H5 */</text:p>
      <text:p text:style-name="P1"/>
      <text:p text:style-name="P1"/>
      <text:p text:style-name="P1"/>
      <text:p text:style-name="P1">/* Spans */ <text:s text:c="2"/>/*dont remember what is considered span but I wrote it for a reason*/</text:p>
      <text:p text:style-name="P1">.user-css span {</text:p>
      <text:p text:style-name="P1"><text:s text:c="3"/>font-family: Germania One, cursive;</text:p>
      <text:p text:style-name="P1"><text:s text:c="3"/>color: rgba(0, 0, 0, .7);</text:p>
      <text:p text:style-name="P1">}</text:p>
      <text:p text:style-name="P1"/>
      <text:p text:style-name="P1"><text:soft-page-break/></text:p>
      <text:p text:style-name="P1">.user-css-extended span {</text:p>
      <text:p text:style-name="P1"><text:s text:c="3"/>font-family: <text:span text:style-name="T61">Macondo, cursive</text:span>;</text:p>
      <text:p text:style-name="P1"><text:s text:c="3"/>color: rgba(0, 0, 0, .7);</text:p>
      <text:p text:style-name="P1">}</text:p>
      <text:p text:style-name="P1">/* Spans */</text:p>
      <text:p text:style-name="P1"/>
      <text:p text:style-name="P1"/>
      <text:p text:style-name="P1"/>
      <text:p text:style-name="P1">/* Font Styling Links */</text:p>
      <text:p text:style-name="P1">.user-css a {</text:p>
      <text:p text:style-name="P1"><text:s text:c="3"/>font-family: <text:span text:style-name="T61">Almendra SC</text:span>, <text:span text:style-name="T61">serif</text:span>;</text:p>
      <text:p text:style-name="P1"><text:s text:c="3"/>font-size: 16px;</text:p>
      <text:p text:style-name="P1"><text:s text:c="3"/>color: rgba(0, 0, 0, .6);</text:p>
      <text:p text:style-name="P1"><text:s text:c="3"/>animation: linksforfun 2.0s infinite;</text:p>
      <text:p text:style-name="P1">}</text:p>
      <text:p text:style-name="P1"/>
      <text:p text:style-name="P1">.user-css a:hover { <text:s/>/*adding :hover following the container will allow editing of hover characteristics. The following line increases the opacity of links when hovered over*/ </text:p>
      <text:p text:style-name="P1"><text:s text:c="3"/>color: rgba(0, 0, 0, .8);</text:p>
      <text:p text:style-name="P1">}</text:p>
      <text:p text:style-name="P1"/>
      <text:p text:style-name="P1"/>
      <text:p text:style-name="P1">.user-css-extended a {</text:p>
      <text:p text:style-name="P1"><text:s text:c="3"/>font-family: IM Fell English SC, serif;</text:p>
      <text:p text:style-name="P1"><text:s text:c="3"/>font-size: 16px;</text:p>
      <text:p text:style-name="P1"><text:s text:c="3"/>color: rgba(0, 0, 0,<text:span text:style-name="T18">)</text:span>;</text:p>
      <text:p text:style-name="P1"><text:s text:c="3"/>animation: linksforfun 2.0s infinite;</text:p>
      <text:p text:style-name="P1">}</text:p>
      <text:p text:style-name="P1"/>
      <text:p text:style-name="P1"/>
      <text:p text:style-name="P1">.user-css-extended a:hover {</text:p>
      <text:p text:style-name="P1"><text:s text:c="3"/>color: rgba(22, 255, 0, .8);</text:p>
      <text:p text:style-name="P1">}</text:p>
      <text:p text:style-name="P1">/* Font Styling Links */</text:p>
      <text:p text:style-name="P1"/>
      <text:p text:style-name="P1"/>
      <text:p text:style-name="P1"/>
      <text:p text:style-name="P1">/* Font Styling Homepage Followers */</text:p>
      <text:p text:style-name="P1">.user-css-followers-counter-number a {</text:p>
      <text:p text:style-name="P1"><text:s text:c="3"/>font-size: 18px;</text:p>
      <text:p text:style-name="P1">}</text:p>
      <text:p text:style-name="P1">/* Font Styling Homepage Followers */</text:p>
      <text:p text:style-name="P1"/>
      <text:p text:style-name="P1"><text:soft-page-break/></text:p>
      <text:p text:style-name="P1"/>
      <text:p text:style-name="P1">/* Icons */</text:p>
      <text:p text:style-name="P1">.user-css i {</text:p>
      <text:p text:style-name="P1"><text:s text:c="3"/>color: rgba(255, 0, 142, .6);</text:p>
      <text:p text:style-name="P1">}</text:p>
      <text:p text:style-name="P1"/>
      <text:p text:style-name="P1"/>
      <text:p text:style-name="P1">.user-css-extended i {</text:p>
      <text:p text:style-name="P1"><text:s text:c="3"/>color: rgba(0, 0, 0, .6);</text:p>
      <text:p text:style-name="P1">}</text:p>
      <text:p text:style-name="P1">/* Icons */</text:p>
      <text:p text:style-name="P1"/>
      <text:p text:style-name="P1"/>
      <text:p text:style-name="P1"/>
      <text:p text:style-name="P1">/* Horizontal Rule Styling */</text:p>
      <text:p text:style-name="P1">.user-css hr {</text:p>
      <text:p text:style-name="P1"><text:s text:c="3"/>border-top: 2px solid;</text:p>
      <text:p text:style-name="P1"><text:s text:c="3"/>border-top-color: rgba(0, 0, 0, .6);</text:p>
      <text:p text:style-name="P1">}</text:p>
      <text:p text:style-name="P1">/* Horizontal Rule Styling */</text:p>
      <text:p text:style-name="P1"/>
      <text:p text:style-name="P1"/>
      <text:p text:style-name="P1"/>
      <text:p text:style-name="P1">/* Scrollbar Styling */</text:p>
      <text:p text:style-name="P1">/*these lines allow you to make custom scroll bars for your world*/</text:p>
      <text:p text:style-name="P1">.user-css.page::-webkit-scrollbar { /*the scrollbar for inside the main container (not the scrollbar for the entire page*/</text:p>
      <text:p text:style-name="P1"><text:s text:c="3"/>width: 7px;</text:p>
      <text:p text:style-name="P1">}</text:p>
      <text:p text:style-name="P1"/>
      <text:p text:style-name="P1">.user-css.page::-webkit-scrollbar-track { <text:s/>/*the track*/</text:p>
      <text:p text:style-name="P1"><text:s text:c="3"/>background: rgba(255, 255, 255, .<text:span text:style-name="T35">1</text:span>);</text:p>
      <text:p text:style-name="P1">}</text:p>
      <text:p text:style-name="P1"/>
      <text:p text:style-name="P1">.user-css.page::-webkit-scrollbar-thumb { /*the scrolly bit, aka thumb*/</text:p>
      <text:p text:style-name="P1"><text:s text:c="3"/>background: rgba(15, 98, 146, <text:s/>.3);</text:p>
      <text:p text:style-name="P1"><text:s text:c="3"/>border-radius: 5px;</text:p>
      <text:p text:style-name="P1">}</text:p>
      <text:p text:style-name="P1"/>
      <text:p text:style-name="P1">.user-css.page::-webkit-scrollbar-thumb:hover { /*the thumb when hovered over*/</text:p>
      <text:p text:style-name="P1"><text:s text:c="3"/>background: rgba(2<text:span text:style-name="T22">2</text:span>, 255, <text:span text:style-name="T22">0</text:span>, .6);</text:p>
      <text:p text:style-name="P1">}</text:p>
      <text:p text:style-name="P1"/>
      <text:p text:style-name="P1"><text:soft-page-break/>.user-css-presentation .page::-webkit-scrollbar { /*the scrollbar for the comments container*/</text:p>
      <text:p text:style-name="P1"><text:s text:c="3"/>width: 7px;</text:p>
      <text:p text:style-name="P1">}</text:p>
      <text:p text:style-name="P1"/>
      <text:p text:style-name="P1">.user-css-presentation .page::-webkit-scrollbar-track { /*the track for the comments container*/</text:p>
      <text:p text:style-name="P1"><text:s text:c="3"/>background: rgba(255, 255, 255, .<text:span text:style-name="T35">1</text:span>);</text:p>
      <text:p text:style-name="P1">}</text:p>
      <text:p text:style-name="P1"/>
      <text:p text:style-name="P1">.user-css-presentation .page::-webkit-scrollbar-thumb { /*the thumb for the comments container*/</text:p>
      <text:p text:style-name="P1"><text:s text:c="3"/>background: rgba(15, 98, 146, <text:s/>.3);</text:p>
      <text:p text:style-name="P1"><text:s text:c="3"/>border-radius: 5px;</text:p>
      <text:p text:style-name="P1">}</text:p>
      <text:p text:style-name="P1"/>
      <text:p text:style-name="P1">.user-css-presentation .page::-webkit-scrollbar-thumb:hover { /*the thumb for the comments container when hovered over*/</text:p>
      <text:p text:style-name="P1"><text:s text:c="3"/>background: rgba(22, 255, <text:span text:style-name="T19">0</text:span>, .6);</text:p>
      <text:p text:style-name="P1">}</text:p>
      <text:p text:style-name="P1"/>
      <text:p text:style-name="P1">.user-css-presentation div#world-navigation-sidebar::-webkit-scrollbar { /*the scrollbar for the navigation sidebar container*/</text:p>
      <text:p text:style-name="P1"><text:s text:c="3"/>width: 7px;</text:p>
      <text:p text:style-name="P1">}</text:p>
      <text:p text:style-name="P1"/>
      <text:p text:style-name="P1">.user-css-presentation div#world-navigation-sidebar::-webkit-scrollbar-track { /*the track for the navigation sidebar container*/</text:p>
      <text:p text:style-name="P1"><text:s text:c="3"/>background: rgba(255, 255, 255, .<text:span text:style-name="T35">1</text:span>);</text:p>
      <text:p text:style-name="P1">}</text:p>
      <text:p text:style-name="P1"/>
      <text:p text:style-name="P1">.user-css-presentation div#world-navigation-sidebar::-webkit-scrollbar-thumb { /*the thumb for the navigation sidebar container*/</text:p>
      <text:p text:style-name="P1"><text:s text:c="3"/>background: rgba(15, 98, 146, <text:s/>.3);</text:p>
      <text:p text:style-name="P1"><text:s text:c="3"/>border-radius: 5px;</text:p>
      <text:p text:style-name="P1">}</text:p>
      <text:p text:style-name="P1"/>
      <text:p text:style-name="P1">.user-css-presentation div#world-navigation-sidebar::-webkit-scrollbar-thumb:hover { /*the thumb for the navigation sidebar container when hovered over*/</text:p>
      <text:p text:style-name="P1"><text:s text:c="3"/>background: rgba(<text:span text:style-name="T20">22</text:span>, 255, <text:span text:style-name="T20">0</text:span>, .6);</text:p>
      <text:p text:style-name="P1">}</text:p>
      <text:p text:style-name="P1">/* Scrollbar Styling */</text:p>
      <text:p text:style-name="P1"/>
      <text:p text:style-name="P1"/>
      <text:p text:style-name="P1"/>
      <text:p text:style-name="P1"><text:soft-page-break/>/* Navigation Sidebar */</text:p>
      <text:p text:style-name="P1">.user-css-presentation div#world-navigation-sidebar { /*the sidebar itself*/</text:p>
      <text:p text:style-name="P1"><text:s text:c="3"/>background: url(https://www.worldanvil.com/uploads/images/dc60f779c8f30bfe0c2e6755d4ce4671.png);</text:p>
      <text:p text:style-name="P1"><text:s text:c="3"/>background-clip: padding-box;</text:p>
      <text:p text:style-name="P1"><text:s text:c="3"/><text:span text:style-name="T36">color</text:span>: rgba(0, 0, 0, .<text:span text:style-name="T28">0</text:span>);</text:p>
      <text:p text:style-name="P1"><text:s text:c="3"/>border-image-source: url(https://www.worldanvil.com/uploads/images/f10a0f95a3af2a89a0ce58ffa1086ceb.png);</text:p>
      <text:p text:style-name="P1"><text:s text:c="3"/>border-image-slice: 20;</text:p>
      <text:p text:style-name="P1"><text:s text:c="3"/>border-image-repeat: stretch;</text:p>
      <text:p text:style-name="P1"><text:s text:c="3"/>border-width: 20px;</text:p>
      <text:p text:style-name="P1"><text:s text:c="3"/>border-style: solid;</text:p>
      <text:p text:style-name="P1"><text:s text:c="3"/>border-image-outset: 0px;</text:p>
      <text:p text:style-name="P1"><text:s text:c="3"/>max-width: none;</text:p>
      <text:p text:style-name="P1"><text:s text:c="3"/>width: 1500px;</text:p>
      <text:p text:style-name="P1"><text:s text:c="3"/>left: -1200px;</text:p>
      <text:p text:style-name="P1"><text:s text:c="3"/>padding-left: 1200px;</text:p>
      <text:p text:style-name="P1"><text:s text:c="3"/>box-shadow: none;</text:p>
      <text:p text:style-name="P1">}</text:p>
      <text:p text:style-name="P1"/>
      <text:p text:style-name="P1">.user-css-presentation div#world-navigation-sidebar i { /*icons in the sidebar*/</text:p>
      <text:p text:style-name="P1"><text:s text:c="3"/>color: rgba(0, 0, 0, .6);</text:p>
      <text:p text:style-name="P1">}</text:p>
      <text:p text:style-name="P1"/>
      <text:p text:style-name="P1">.user-css#world-navigation-sidebar[style^=display] { /*the sidebar while closed*/</text:p>
      <text:p text:style-name="P1"><text:s text:c="4"/>left: -1480px!important; /*this is so mine slides in and out, instead of just appearing*/</text:p>
      <text:p text:style-name="P1"><text:s text:c="4"/>display: block !important;</text:p>
      <text:p text:style-name="P1"><text:s text:c="4"/>transition: left 1.8s; /*this is so mine slides in and out, instead of just appearing*/</text:p>
      <text:p text:style-name="P1">}</text:p>
      <text:p text:style-name="P1"/>
      <text:p text:style-name="P1">#world-navigation-sidebar { /*sidebar position when open*/</text:p>
      <text:p text:style-name="P1"><text:s text:c="4"/>display: block !important;</text:p>
      <text:p text:style-name="P1"><text:s text:c="4"/>transition: left 1s; /*this is so mine slides in and out, instead of just appearing*/</text:p>
      <text:p text:style-name="P1">}</text:p>
      <text:p text:style-name="P1"/>
      <text:p text:style-name="P1">.user-css-presentation .world-navigation-palette-trigger-inactive { /*the sidebar button when closed*/</text:p>
      <text:p text:style-name="P1"><text:s text:c="3"/>left: 13px;</text:p>
      <text:p text:style-name="P1"><text:s text:c="3"/>transition: left 1.<text:span text:style-name="T30">8</text:span>s;</text:p>
      <text:p text:style-name="P1"><text:s text:c="3"/>background: rgba(255, 255, 255, ,<text:span text:style-name="T30">15</text:span>);</text:p>
      <text:p text:style-name="P1"><text:s text:c="3"/>border: 3px solid rgba(<text:span text:style-name="T30">93</text:span><text:span text:style-name="T29">,</text:span><text:span text:style-name="T30">56</text:span><text:span text:style-name="T29">,</text:span><text:span text:style-name="T30">145</text:span>, .<text:span text:style-name="T30">6</text:span>);</text:p>
      <text:p text:style-name="P1"><text:s text:c="3"/>border-radius: 3px;</text:p>
      <text:p text:style-name="P1">}</text:p>
      <text:p text:style-name="P1"><text:s text:c="2"/></text:p>
      <text:p text:style-name="P1"><text:soft-page-break/>.user-css-presentation .world-navigation-palette-trigger-inactive i { /*the small icon in the sidebar button when closed*/</text:p>
      <text:p text:style-name="P1"><text:s text:c="3"/>color: rgba(<text:span text:style-name="T31">0</text:span>, <text:span text:style-name="T31">0</text:span>, <text:span text:style-name="T31">0</text:span>, .0);</text:p>
      <text:p text:style-name="P1"><text:s text:c="3"/>font-size: 0px;</text:p>
      <text:p text:style-name="P1">}</text:p>
      <text:p text:style-name="P1"/>
      <text:p text:style-name="P1">.user-css-presentation .world-navigation-palette-trigger-active { /*the sidebar button when open*/</text:p>
      <text:p text:style-name="P1"><text:s text:c="3"/>left: 293px;</text:p>
      <text:p text:style-name="P1"><text:s text:c="3"/>transition: left 1s;</text:p>
      <text:p text:style-name="P1"><text:s text:c="3"/>background: rgba(0, 0, 0, .15);</text:p>
      <text:p text:style-name="P1"><text:s text:c="3"/>border: 3px solid rgba(93, 56, 145, .6);</text:p>
      <text:p text:style-name="P1"><text:s text:c="3"/>border-radius: 3px;</text:p>
      <text:p text:style-name="P1">}</text:p>
      <text:p text:style-name="P1"/>
      <text:p text:style-name="P1">.user-css-presentation .world-navigation-palette-trigger-active I { /*the small icon in the sidebar button when opened*/</text:p>
      <text:p text:style-name="P1"><text:s text:c="3"/>color: rgba(<text:span text:style-name="T31">0</text:span>, <text:span text:style-name="T31">0</text:span>, <text:span text:style-name="T31">0</text:span>, 0);</text:p>
      <text:p text:style-name="P1"><text:s text:c="3"/>font-size: 0px;</text:p>
      <text:p text:style-name="P1">}</text:p>
      <text:p text:style-name="P1">/* Navigation Sidebar */</text:p>
      <text:p text:style-name="P1"/>
      <text:p text:style-name="P1">/<text:span text:style-name="T14">* RSS Feed */</text:span></text:p>
      <text:p text:style-name="P1"><text:s/>.user-css a.world-share-rss-feed-link {</text:p>
      <text:p text:style-name="P1"><text:tab/>background: rgba(0, 0, 0, .6);</text:p>
      <text:p text:style-name="P1"><text:tab/>border-color: #<text:span text:style-name="T32">blue</text:span>;</text:p>
      <text:p text:style-name="P1"><text:tab/>color: rgba(83, 115, 231, .7) !important;</text:p>
      <text:p text:style-name="P1">}</text:p>
      <text:p text:style-name="P1"/>
      <text:p text:style-name="P1">/* World Title Box */</text:p>
      <text:p text:style-name="P1"/>
      <text:p text:style-name="P1">.user-css .world-title { /*In order to design my own animated title for the world homepage, I first hid the actual title by reducing the opacity to 0. I then drew a gif of the animated title. Then, in the container where the title sits, I made the background the aforementioned gif. Boom bada bang animated title.*/</text:p>
      <text:p text:style-name="P1"><text:s text:c="2"/>font-size: <text:span text:style-name="T37">7</text:span>5px;</text:p>
      <text:p text:style-name="P1"><text:s text:c="2"/>text-shadow: 0px 5px 5px rgba(77, 69, 69, .0);</text:p>
      <text:p text:style-name="P1"><text:s text:c="2"/>margin-top: 45px;</text:p>
      <text:p text:style-name="P1"><text:s text:c="2"/>margin-bottom: 0px;</text:p>
      <text:p text:style-name="P1"><text:s text:c="2"/>padding: 30px;</text:p>
      <text:p text:style-name="P1"><text:s text:c="2"/>background: url(https://www.worldanvil.com/uploads/images/6dd90552b268b311135488c15cabc5c3.gif);</text:p>
      <text:p text:style-name="P1"><text:s text:c="2"/>background-size: <text:span text:style-name="T37">100</text:span>%;</text:p>
      <text:p text:style-name="P1"><text:s text:c="2"/>background-repeat: no-repeat;</text:p>
      <text:p text:style-name="P1"><text:soft-page-break/><text:s text:c="2"/>background-position: center;</text:p>
      <text:p text:style-name="P1"><text:s text:c="2"/>color: rgba(0, 0, 0, .0);</text:p>
      <text:p text:style-name="P1"/>
      <text:p text:style-name="P1">}</text:p>
      <text:p text:style-name="P1">.user-css div.author-item.world-author { /*the world author text on the main page*/</text:p>
      <text:p text:style-name="P1"><text:s text:c="3"/>padding-top: 0px;</text:p>
      <text:p text:style-name="P1"/>
      <text:p text:style-name="P1">}</text:p>
      <text:p text:style-name="P1">/* World Title Box */</text:p>
      <text:p text:style-name="P1"/>
      <text:p text:style-name="P1"/>
      <text:p text:style-name="P1"/>
      <text:p text:style-name="P1">/* World Row */</text:p>
      <text:p text:style-name="P1">/* unused in Perillel */</text:p>
      <text:p text:style-name="P1">.user-css.page-world-homepage div.world-content { /* a container surrounding all of the sections of the main world page */</text:p>
      <text:p text:style-name="P1"/>
      <text:p text:style-name="P1">}</text:p>
      <text:p text:style-name="P1"/>
      <text:p text:style-name="P1">/* timelines header */</text:p>
      <text:p text:style-name="P1">.user-css .timelines-list-header { /*hides the timelines header and makes the container effectively disappear*/</text:p>
      <text:p text:style-name="P1"><text:s text:c="2"/>visibility: hidden;</text:p>
      <text:p text:style-name="P1"><text:s text:c="2"/>height: 0px;</text:p>
      <text:p text:style-name="P1"><text:s text:c="2"/>width: 0px;</text:p>
      <text:p text:style-name="P1"/>
      <text:p text:style-name="P1">}</text:p>
      <text:p text:style-name="P1"/>
      <text:p text:style-name="P1">/*This code turns the article lists into a 2x2 grid (doesnt work for mobile) - unused in Perillel</text:p>
      <text:p text:style-name="P1">.user-css div.world-featured-articles ul.article-list li{</text:p>
      <text:p text:style-name="P1"><text:s text:c="2"/>width: 50%;</text:p>
      <text:p text:style-name="P1"><text:s text:c="2"/>float: left;</text:p>
      <text:p text:style-name="P1">}</text:p>
      <text:p text:style-name="P1"/>
      <text:p text:style-name="P1">.user-css div.world-recent-articles ul.article-list li{</text:p>
      <text:p text:style-name="P1"><text:s text:c="3"/>width: 50%;</text:p>
      <text:p text:style-name="P1"><text:s text:c="3"/>float: left;</text:p>
      <text:p text:style-name="P1">}</text:p>
      <text:p text:style-name="P1"/>
      <text:p text:style-name="P1">.user-css div.world-recent-articles h2{</text:p>
      <text:p text:style-name="P1"><text:s text:c="3"/>float: left;</text:p>
      <text:p text:style-name="P1">}</text:p>
      <text:p text:style-name="P1">*/</text:p>
      <text:p text:style-name="P1">/* World Row */</text:p>
      <text:p text:style-name="P1"><text:soft-page-break/></text:p>
      <text:p text:style-name="P1"/>
      <text:p text:style-name="P1"/>
      <text:p text:style-name="P1">/* World Table of Contents */</text:p>
      <text:p text:style-name="P1">.user-css div.followers-counter div.panel { /*the followers panel on the main page*/</text:p>
      <text:p text:style-name="P1"><text:s text:c="3"/>background: rgba(255, 255, 255, .15);</text:p>
      <text:p text:style-name="P1"><text:s text:c="3"/>border: 4px solid rgba(42,36,56, .4);</text:p>
      <text:p text:style-name="P1"><text:s text:c="3"/>box-shadow: 0px 3px 3px rgba(77, 69, 69, .2);</text:p>
      <text:p text:style-name="P1"><text:s text:c="3"/>border-radius: 4px;</text:p>
      <text:p text:style-name="P1"><text:s text:c="3"/>color: rgba(77, 69, 69, .7);</text:p>
      <text:p text:style-name="P1"><text:s text:c="3"/>text-shadow: 0px 3px 3px rgba(0, 0, 0, .8);</text:p>
      <text:p text:style-name="P1"><text:s text:c="3"/>font-family: Germania One, cursive;</text:p>
      <text:p text:style-name="P1"><text:s text:c="3"/>font-size: 20px;</text:p>
      <text:p text:style-name="P1">}</text:p>
      <text:p text:style-name="P1">/* World Table of Contents */</text:p>
      <text:p text:style-name="P1"/>
      <text:p text:style-name="P1"/>
      <text:p text:style-name="P1"/>
      <text:p text:style-name="P1">/* Homepage Map Panel */</text:p>
      <text:p text:style-name="P1">.user-css li.map-box.map-item{ /*the box surrounding the map and title*/</text:p>
      <text:p text:style-name="P1"><text:s text:c="3"/>background: rgba(255, 255, 255, .15);</text:p>
      <text:p text:style-name="P1"><text:s text:c="3"/>border: 4px solid rgba(0, 0, 0, .4);</text:p>
      <text:p text:style-name="P1"><text:s text:c="3"/>box-shadow: 0px 3px 3px rgba(77, 69, 69, .2);</text:p>
      <text:p text:style-name="P1"><text:s text:c="3"/>border-radius: 4px;</text:p>
      <text:p text:style-name="P1"><text:s text:c="3"/>padding: 3px;</text:p>
      <text:p text:style-name="P1">}</text:p>
      <text:p text:style-name="P1"/>
      <text:p text:style-name="P1">.user-css .map-box .img-responsive{ /*the image of the map*/</text:p>
      <text:p text:style-name="P1"><text:s text:c="3"/>background: rgba(255, 255, 255, .6);</text:p>
      <text:p text:style-name="P1">}</text:p>
      <text:p text:style-name="P1"/>
      <text:p text:style-name="P1">.user-css li.map-box.map-item div small{ /*a box surrounding just the title*/</text:p>
      <text:p text:style-name="P1"><text:s text:c="3"/>font-family: IM Fell English SC, serif;</text:p>
      <text:p text:style-name="P1"><text:s text:c="3"/>font-size: 23px;</text:p>
      <text:p text:style-name="P1"><text:s text:c="3"/>color: rgba(77, 69, 69, .6);</text:p>
      <text:p text:style-name="P1"><text:s text:c="3"/>text-shadow: 0px 2px 4px rgba(77, 69, 69, .3);</text:p>
      <text:p text:style-name="P1"><text:s text:c="3"/>padding: 0px;</text:p>
      <text:p text:style-name="P1">}</text:p>
      <text:p text:style-name="P1">/* Homepage Map Panel */</text:p>
      <text:p text:style-name="P1"/>
      <text:p text:style-name="P1"/>
      <text:p text:style-name="P1"/>
      <text:p text:style-name="P1">/* Spoilers */</text:p>
      <text:p text:style-name="P1"><text:soft-page-break/>.user-css a.btn.btn-sm.btn-primary.spoiler-button[aria-expanded=true] { /*unsure exactly what this is doing*/</text:p>
      <text:p text:style-name="P1"><text:s text:c="3"/>border-bottom: 1px solid;</text:p>
      <text:p text:style-name="P1"><text:s text:c="3"/>transition: 0s;</text:p>
      <text:p text:style-name="P1">}</text:p>
      <text:p text:style-name="P1"/>
      <text:p text:style-name="P1">.user-css a.btn.btn-sm.btn-primary.spoiler-button{ /*the button when the spoiler is toggled open*/</text:p>
      <text:p text:style-name="P1"><text:s text:c="3"/>background: rgba(255, 255, 255, .15);</text:p>
      <text:p text:style-name="P1"><text:s text:c="3"/>border: 4px solid rgba(0, 0, 0, .4);</text:p>
      <text:p text:style-name="P1"><text:s text:c="3"/>border-radius: 0px;</text:p>
      <text:p text:style-name="P1"><text:s text:c="3"/>border-bottom: 4px solid;</text:p>
      <text:p text:style-name="P1"><text:s text:c="3"/>width: 100%;</text:p>
      <text:p text:style-name="P1"><text:s text:c="3"/>height: auto;</text:p>
      <text:p text:style-name="P1"><text:s text:c="3"/>text-shadow: 0px 3px 3px rgba(77, 69, 69, .8);</text:p>
      <text:p text:style-name="P1"><text:s text:c="3"/>font-family: IM Fell English SC, serif;</text:p>
      <text:p text:style-name="P1"><text:s text:c="3"/>font-size: 18px;</text:p>
      <text:p text:style-name="P1"><text:s text:c="3"/>color: rgba(77, 69, 69, .6) !important;</text:p>
      <text:p text:style-name="P1"><text:s text:c="3"/>margin-bottom: 0px;</text:p>
      <text:p text:style-name="P1"><text:s text:c="3"/>white-space: normal;</text:p>
      <text:p text:style-name="P1"><text:s text:c="3"/>transition: 1s; /*transition can be used to create psuedo-animations where the website will change between two states over a period of time. in this case, the state is when the spoiler opens or closes*/</text:p>
      <text:p text:style-name="P1">}</text:p>
      <text:p text:style-name="P1"/>
      <text:p text:style-name="P1">.user-css a.btn.btn-sm.btn-primary.spoiler-button.collapsed{ /*the button when the spoiler is toggled closed*/</text:p>
      <text:p text:style-name="P1"><text:s text:c="3"/>background: rgba(255, 255, 255, .15);</text:p>
      <text:p text:style-name="P1"><text:s text:c="3"/>border: 4px solid rgba(0, 0, 0, .4);</text:p>
      <text:p text:style-name="P1"><text:s text:c="3"/>border-bottom: 4px solid rgba(0, 0, 0, .4);</text:p>
      <text:p text:style-name="P1"><text:s text:c="3"/>box-shadow: 0px 3px 3px rgba(77, 69, 69, .<text:span text:style-name="T38">2</text:span>);</text:p>
      <text:p text:style-name="P1"><text:s text:c="3"/>border-radius: 0px;</text:p>
      <text:p text:style-name="P1"><text:s text:c="3"/>width: 100%;</text:p>
      <text:p text:style-name="P1"><text:s text:c="3"/>height: auto;</text:p>
      <text:p text:style-name="P1"><text:s text:c="3"/>text-shadow: 0px 3px 3px rgba(77, 69, 69, .8);</text:p>
      <text:p text:style-name="P1"><text:s text:c="3"/>font-family: Cinzel Decorative, cursive;</text:p>
      <text:p text:style-name="P1"><text:s text:c="3"/>font-size: 18px;</text:p>
      <text:p text:style-name="P1"><text:s text:c="3"/>color: rgba(77, 69, 69, .6) !important;</text:p>
      <text:p text:style-name="P1"><text:s text:c="3"/>white-space: normal;</text:p>
      <text:p text:style-name="P1"><text:s text:c="3"/>transition: 0.2s;</text:p>
      <text:p text:style-name="P1">}</text:p>
      <text:p text:style-name="P1"/>
      <text:p text:style-name="P1">.user-css div.well.spoiler-content{ /*the content of the spoiler*/</text:p>
      <text:p text:style-name="P1"><text:s text:c="3"/>background: rgba(255, 255, 255, .15);</text:p>
      <text:p text:style-name="P1"><text:soft-page-break/><text:s text:c="3"/>border: 4px solid rgba(0, 0, 0, .4);</text:p>
      <text:p text:style-name="P1"><text:s text:c="3"/>border-top: none;</text:p>
      <text:p text:style-name="P1"><text:s text:c="3"/>box-shadow: 0px 3px 3px rgba(77, 69, 69, .2);</text:p>
      <text:p text:style-name="P1"><text:s text:c="3"/>border-radius: 0px;</text:p>
      <text:p text:style-name="P1"><text:s text:c="3"/>width: 100%;</text:p>
      <text:p text:style-name="P1"><text:s text:c="3"/>height: auto;</text:p>
      <text:p text:style-name="P1"><text:s text:c="6"/>font-family: Germania One, cursive;</text:p>
      <text:p text:style-name="P5"><text:s text:c="3"/>color: rgba(0, 0, 0, .<text:span text:style-name="T38">6</text:span>) !<text:span text:style-name="T27">important</text:span>;</text:p>
      <text:p text:style-name="P5"><text:span text:style-name="T26">font-size: 14px;</text:span> </text:p>
      <text:p text:style-name="P1">}</text:p>
      <text:p text:style-name="P1">/* Spoilers */</text:p>
      <text:p text:style-name="P1"/>
      <text:p text:style-name="P1"/>
      <text:p text:style-name="P1"/>
      <text:p text:style-name="P1">/* Article Title Box */</text:p>
      <text:p text:style-name="P1">/*unused in Perillel*/</text:p>
      <text:p text:style-name="P1">.user-css div.col-md-12.article-title { /*a box surrounding article titles*/</text:p>
      <text:p text:style-name="P1"/>
      <text:p text:style-name="P1">}</text:p>
      <text:p text:style-name="P1">/* Article Title Box */</text:p>
      <text:p text:style-name="P1"/>
      <text:p text:style-name="P1"/>
      <text:p text:style-name="P1"/>
      <text:p text:style-name="P1">/* col-sm-x boxes */</text:p>
      <text:p text:style-name="P1">/*this is a way to globally affect all of your custom bbcode containers, depending on how you create them*/</text:p>
      <text:p text:style-name="P1">/*unused in Perillel*/</text:p>
      <text:p text:style-name="P1">.user-css div.col-sm-4 {</text:p>
      <text:p text:style-name="P1"/>
      <text:p text:style-name="P1">}</text:p>
      <text:p text:style-name="P1"/>
      <text:p text:style-name="P1">.user-css div.col-sm-6 {</text:p>
      <text:p text:style-name="P1"/>
      <text:p text:style-name="P1">}</text:p>
      <text:p text:style-name="P1"/>
      <text:p text:style-name="P1">.user-css div.col-sm-8 {</text:p>
      <text:p text:style-name="P1"/>
      <text:p text:style-name="P1">}</text:p>
      <text:p text:style-name="P1"/>
      <text:p text:style-name="P1">.user-css div.col-sm-12 {</text:p>
      <text:p text:style-name="P1"/>
      <text:p text:style-name="P1">}</text:p>
      <text:p text:style-name="P1"/>
      <text:p text:style-name="P1">.user-css div.col-sm-12 h5 {</text:p>
      <text:p text:style-name="P1"><text:soft-page-break/></text:p>
      <text:p text:style-name="P1">}</text:p>
      <text:p text:style-name="P1">/* col-sm-x boxes */</text:p>
      <text:p text:style-name="P1"/>
      <text:p text:style-name="P1"/>
      <text:p text:style-name="P1"/>
      <text:p text:style-name="P1">/* Pseudo-elements */</text:p>
      <text:p text:style-name="P1">/* allows for customization of psuedo elements when paired with noted bbcode */</text:p>
      <text:p text:style-name="P1">/* bbcode: [:sidemarker] whatever you want [/] */ </text:p>
      <text:p text:style-name="P1">/*</text:p>
      <text:p text:style-name="P1">.user-css .sidemarker {</text:p>
      <text:p text:style-name="P1">content: url();</text:p>
      <text:p text:style-name="P1">position: absolute;</text:p>
      <text:p text:style-name="P1">width: 3px;</text:p>
      <text:p text:style-name="P1">height: 100%;</text:p>
      <text:p text:style-name="P1">top: 0;</text:p>
      <text:p text:style-name="P1">right: 0;</text:p>
      <text:p text:style-name="P1">background: rgba(255, 255, 255, .<text:span text:style-name="T17">8)</text:span>;</text:p>
      <text:p text:style-name="P1">box-shadow: <text:span text:style-name="T38">whateveryou want the shadow to be</text:span>;</text:p>
      <text:p text:style-name="P1">}</text:p>
      <text:p text:style-name="P1">*/</text:p>
      <text:p text:style-name="P1">/* Pseudo-elements */</text:p>
      <text:p text:style-name="P1"/>
      <text:p text:style-name="P1"/>
      <text:p text:style-name="P1">/* Quote Boxes */</text:p>
      <text:p text:style-name="P1">.user-css blockquote {</text:p>
      <text:p text:style-name="P1"><text:s text:c="3"/>background: rgba(255, 255, 255, .15);</text:p>
      <text:p text:style-name="P1"><text:s text:c="3"/>border: 4px solid rgba(0, 0, 0, .4);</text:p>
      <text:p text:style-name="P1"><text:s text:c="3"/>box-shadow: 0px 3px 3px rgba(77, 69, 69, .2);</text:p>
      <text:p text:style-name="P1"><text:s text:c="3"/>border-radius: 4px;</text:p>
      <text:p text:style-name="P1"><text:s text:c="3"/>color: rgb<text:span text:style-name="T62">a</text:span>(47, 88, 205, .7);</text:p>
      <text:p text:style-name="P1"><text:s text:c="3"/>text-shadow: 0px 3px 3px rgba(77, 69, 69, .8);</text:p>
      <text:p text:style-name="P1"><text:s text:c="3"/>font-family: Almendra SC, serif;</text:p>
      <text:p text:style-name="P1"><text:s text:c="3"/>font-size: 20px;</text:p>
      <text:p text:style-name="P1">}</text:p>
      <text:p text:style-name="P1"/>
      <text:p text:style-name="P1"/>
      <text:p text:style-name="P1">.user-css blockquote h3 .text-center{</text:p>
      <text:p text:style-name="P1"><text:s text:c="3"/>color: rgba(77, 69, 69, .<text:span text:style-name="T38">7</text:span>);</text:p>
      <text:p text:style-name="P1"><text:s text:c="3"/>font-family: <text:span text:style-name="T13">Macondo</text:span>, cursive;</text:p>
      <text:p text:style-name="P1"><text:s text:c="3"/>font-style: <text:span text:style-name="T38">bold</text:span>;</text:p>
      <text:p text:style-name="P1"><text:s text:c="3"/>font-size: 26px;</text:p>
      <text:p text:style-name="P1"><text:s text:c="3"/>line-height: 1.3;</text:p>
      <text:p text:style-name="P1">}</text:p>
      <text:p text:style-name="P1"><text:soft-page-break/>/* Quote Boxes */</text:p>
      <text:p text:style-name="P1"/>
      <text:p text:style-name="P1"/>
      <text:p text:style-name="P1">/* Sidebar + Panels Boxes */</text:p>
      <text:p text:style-name="P1">.user-css div.panel {</text:p>
      <text:p text:style-name="P1"><text:s text:c="3"/>color: rgba(0, 0, 0, .6);</text:p>
      <text:p text:style-name="P1"><text:s text:c="3"/>text-shadow: 0px 3px 3px rgba(77, 69, 69, .8);</text:p>
      <text:p text:style-name="P1"><text:s text:c="3"/>font-family: IM Fell English SC, serif;</text:p>
      <text:p text:style-name="P1"><text:s text:c="3"/>background: rgba(255, 255, 255, .15);</text:p>
      <text:p text:style-name="P1"><text:s text:c="3"/>box-shadow: 0px 3px 4px rgba(77, 69, 69, .4);</text:p>
      <text:p text:style-name="P1"><text:s text:c="3"/>border: 3px solid rgba(85,52,131, .2);</text:p>
      <text:p text:style-name="P1"><text:s text:c="3"/>border-radius: 9px;</text:p>
      <text:p text:style-name="P1">}</text:p>
      <text:p text:style-name="P1">/* Sidebar + Panels Boxes */</text:p>
      <text:p text:style-name="P1"/>
      <text:p text:style-name="P1"/>
      <text:p text:style-name="P1">/* Search Bar */</text:p>
      <text:p text:style-name="P1">/*The search bar is a complicated mess to work on. I recommend just copying what I have below and slowly working out what each block is doing.*/</text:p>
      <text:p text:style-name="P1">.user-css .search-form { /*where the search bar sits*/</text:p>
      <text:p text:style-name="P1"><text:s text:c="3"/>margin: 0px;</text:p>
      <text:p text:style-name="P1"><text:s text:c="3"/>margin-left: -93px;</text:p>
      <text:p text:style-name="P1"><text:s text:c="3"/>margin-top: -39px;</text:p>
      <text:p text:style-name="P1"><text:s text:c="3"/>left: auto;</text:p>
      <text:p text:style-name="P1">}</text:p>
      <text:p text:style-name="P1"/>
      <text:p text:style-name="P1"/>
      <text:p text:style-name="P1">.user-css .typeahead-input{ /*what is typed in the search bar*/</text:p>
      <text:p text:style-name="P1"><text:s text:c="3"/>color: rgba(<text:span text:style-name="T57">44</text:span>,5<text:span text:style-name="T57">1</text:span>,5<text:span text:style-name="T57">1</text:span>, .6); </text:p>
      <text:p text:style-name="P1"><text:s text:c="3"/>font-family: <text:span text:style-name="T12">Almendra</text:span> SC, serif;</text:p>
      <text:p text:style-name="P1"><text:s text:c="3"/>border: 3px solid rgba(200, 0, 0, .2); </text:p>
      <text:p text:style-name="P1"><text:s text:c="3"/>box-shadow: 0px 3px 3px rgba(77, 69, 69, .2); </text:p>
      <text:p text:style-name="P1"><text:s text:c="3"/>background: rgba(255,255,255, .15); </text:p>
      <text:p text:style-name="P1">}</text:p>
      <text:p text:style-name="P1"/>
      <text:p text:style-name="P1">.user-css .search-form:focus{ <text:s/>/*I dont even know*/</text:p>
      <text:p text:style-name="P1"><text:s text:c="3"/>outline: unset;</text:p>
      <text:p text:style-name="P1">}</text:p>
      <text:p text:style-name="P1"/>
      <text:p text:style-name="P1">.user-css .form-group:focus{ <text:s/>/*this either*/</text:p>
      <text:p text:style-name="P1"><text:s text:c="3"/>outline: unset;</text:p>
      <text:p text:style-name="P1">}</text:p>
      <text:p text:style-name="P1"/>
      <text:p text:style-name="P1">.user-css .typeahead-input:focus{ <text:s/>/*gives the search bar a shadow when typing inside it (focus)*/</text:p>
      <text:p text:style-name="P1"><text:soft-page-break/><text:s text:c="3"/>outline: unset;</text:p>
      <text:p text:style-name="P1"><text:s text:c="3"/>border-color: rgba(255, 0, 0, .5);</text:p>
      <text:p text:style-name="P1">}</text:p>
      <text:p text:style-name="P1"/>
      <text:p text:style-name="P1">.user-css .typeahead-input::placeholder{ /*the search inside the search bar when empty*/</text:p>
      <text:p text:style-name="P1"><text:s text:c="3"/>color: <text:span text:style-name="T58">rgba(255, 0, 0, .6)</text:span>; </text:p>
      <text:p text:style-name="P1"><text:s text:c="3"/>opacity: 60%; </text:p>
      <text:p text:style-name="P1">}</text:p>
      <text:p text:style-name="P1"/>
      <text:p text:style-name="P1">.user-css #search-button.btn.btn-link { /*the magnifying glass*/</text:p>
      <text:p text:style-name="P1"><text:s text:c="3"/>color: rgba(255, 237, 0, .6); </text:p>
      <text:p text:style-name="P9">opacity: 60%;</text:p>
      <text:p text:style-name="P1">}</text:p>
      <text:p text:style-name="P1"/>
      <text:p text:style-name="P1">.user-css .typeahead.dropdown-menu { /*the dropdown menu (and some associated text, I think?)*/</text:p>
      <text:p text:style-name="P1"><text:s text:c="3"/>color: rgba(0, 0, 0, .6);</text:p>
      <text:p text:style-name="P1"><text:s text:c="3"/>background: rgba(255, 255, 255, .15); </text:p>
      <text:p text:style-name="P1"><text:s text:c="3"/>box-shadow: 0px 3px 3px rgba(77, 69, 69, .2);</text:p>
      <text:p text:style-name="P1"><text:s text:c="3"/>border: 4px solid rgba(0, 0, 0, .4);</text:p>
      <text:p text:style-name="P1"><text:s text:c="3"/>border-radius: 3px;</text:p>
      <text:p text:style-name="P1"><text:s text:c="3"/>border-color: rgba(245, 233, 207, .5); </text:p>
      <text:p text:style-name="P1">}</text:p>
      <text:p text:style-name="P1"/>
      <text:p text:style-name="P1"/>
      <text:p text:style-name="P1">.user-css .typeahead .dropdown-item { /*individual dropdown items*/</text:p>
      <text:p text:style-name="P1"><text:s text:c="3"/><text:span text:style-name="T39">color: rgba(77, 69, 69, .6);</text:span> </text:p>
      <text:p text:style-name="P1">}</text:p>
      <text:p text:style-name="P1"/>
      <text:p text:style-name="P1">.user-css .typeahead a.dropdown-item{ /*removes the white background from hovered selections, can also be used to add effects*/</text:p>
      <text:p text:style-name="P1"><text:s text:c="3"/>background: <text:span text:style-name="T39">unset</text:span>;</text:p>
      <text:p text:style-name="P1">}</text:p>
      <text:p text:style-name="P1"/>
      <text:p text:style-name="P1">.user-css .typeahead .text-muted { /*the font color in the dropdown menu when not hovered*/</text:p>
      <text:p text:style-name="P1"><text:s text:c="3"/>color: rgba(0, 0, 0, .5); </text:p>
      <text:p text:style-name="P1">}</text:p>
      <text:p text:style-name="P1"/>
      <text:p text:style-name="P1">.user-css .typeahead .active .text-muted { /*the font color in the dropdown menu when hovered*/</text:p>
      <text:p text:style-name="P1"><text:s text:c="3"/>color: rgba(<text:span text:style-name="T21">22</text:span><text:span text:style-name="T60">5</text:span>, <text:span text:style-name="T60">10</text:span>, <text:span text:style-name="T60">1</text:span>0, .<text:span text:style-name="T39">6</text:span>); </text:p>
      <text:p text:style-name="P1">/* Search Bar */</text:p>
      <text:p text:style-name="P1"/>
      <text:p text:style-name="P1"/>
      <text:p text:style-name="P1"><text:soft-page-break/></text:p>
      <text:p text:style-name="P1">/* Back To World Bar */</text:p>
      <text:p text:style-name="P1">.user-css .backtoworld a {</text:p>
      <text:p text:style-name="P1"><text:s text:c="3"/>font-family: IM Fell English SC, serif;</text:p>
      <text:p text:style-name="P1"><text:s text:c="3"/>background: rgba(255, 255, 255, .<text:span text:style-name="T40">15</text:span>);</text:p>
      <text:p text:style-name="P1"><text:s text:c="3"/>border: 3px solid rgba(0, 0, 0, .<text:span text:style-name="T40">2</text:span>);</text:p>
      <text:p text:style-name="P1"><text:s text:c="3"/>box-shadow: 0px 3px 5px rgba(77, 69, 69, .8);</text:p>
      <text:p text:style-name="P1"><text:s text:c="3"/>margin-left: 15px;</text:p>
      <text:p text:style-name="P1"><text:s text:c="3"/>left: 0px;</text:p>
      <text:p text:style-name="P1"><text:s text:c="3"/>top: 15px;</text:p>
      <text:p text:style-name="P1"><text:s text:c="3"/>border-radius: 3px;</text:p>
      <text:p text:style-name="P1"><text:s text:c="3"/>color: rgba(0, 0, 0, .7);</text:p>
      <text:p text:style-name="P1"><text:s text:c="3"/>text-shadow: 0px 3px 3px rgba(77, 69, 69, .8);</text:p>
      <text:p text:style-name="P1">}</text:p>
      <text:p text:style-name="P1"/>
      <text:p text:style-name="P1"/>
      <text:p text:style-name="P1">.user-css .backtoworld a:hover {</text:p>
      <text:p text:style-name="P1">font-family: <text:span text:style-name="T11">Cinzel Decorative</text:span>, <text:span text:style-name="T11">cursive</text:span>; <text:s text:c="2"/></text:p>
      <text:p text:style-name="P1">color: rgba(0, 0, 0, .7);</text:p>
      <text:p text:style-name="P1"><text:s text:c="3"/>background: rgba(255, 255, 255, .<text:span text:style-name="T40">15</text:span>);</text:p>
      <text:p text:style-name="P1"><text:s text:c="3"/>border-color: rgba(0, 0, 0, .5);</text:p>
      <text:p text:style-name="P1"><text:s text:c="3"/>text-shadow: 0px 3px 3px rgba(77, 69, 69, .5);</text:p>
      <text:p text:style-name="P1">}</text:p>
      <text:p text:style-name="P1">/* Back To World Bar */</text:p>
      <text:p text:style-name="P1"/>
      <text:p text:style-name="P1"/>
      <text:p text:style-name="P1"/>
      <text:p text:style-name="P1">/* Twitch Icon */</text:p>
      <text:p text:style-name="P1">/*allows you to somewhat customize the twitch icon; same concept works on the other icons as well*/</text:p>
      <text:p text:style-name="P1">.user-css i.fab.fa-twitch { /*twitch icon normal*/</text:p>
      <text:p text:style-name="P1"><text:s text:c="3"/>width: auto;</text:p>
      <text:p text:style-name="P1"><text:s text:c="3"/>height: auto;</text:p>
      <text:p text:style-name="P1"><text:s text:c="3"/>padding: 4px;</text:p>
      <text:p text:style-name="P1"><text:s text:c="3"/>background: rgba(255, 255, 255, .<text:span text:style-name="T41">15</text:span>);</text:p>
      <text:p text:style-name="P1"><text:s text:c="3"/>border: 3px solid rgba(85,52,131, .<text:span text:style-name="T41">2</text:span>);</text:p>
      <text:p text:style-name="P1"><text:s text:c="3"/>box-shadow: 0px 3px 3px rgba(77, 69, 69, .<text:span text:style-name="T41">2</text:span>);</text:p>
      <text:p text:style-name="P1"><text:s text:c="3"/>border-radius: 3px;</text:p>
      <text:p text:style-name="P1"><text:s text:c="3"/>text-shadow: 0px 3px 3px rgba(77, 69, 69, .8);</text:p>
      <text:p text:style-name="P1"><text:s text:c="3"/>color: rgba(0, 0, 0, .6);</text:p>
      <text:p text:style-name="P1"><text:s text:c="3"/>animation: linksforfun 2.0s infinite;</text:p>
      <text:p text:style-name="P1">}</text:p>
      <text:p text:style-name="P1"/>
      <text:p text:style-name="P1"/>
      <text:p text:style-name="P1"><text:soft-page-break/>.user-css i.fab.fa-twitch:hover { <text:s/>/*twitch icon while hovered*/</text:p>
      <text:p text:style-name="P1"><text:s text:c="3"/>border-color: rgba(0, 0, 0, .5);</text:p>
      <text:p text:style-name="P1">}</text:p>
      <text:p text:style-name="P1">/* Twitch Icon */</text:p>
      <text:p text:style-name="P1"/>
      <text:p text:style-name="P1"/>
      <text:p text:style-name="P1"/>
      <text:p text:style-name="P1">/* Metadata + OrgTree */</text:p>
      <text:p text:style-name="P1">/*this large section takes care of everything in the metadata and organizational tree container at the bottome of the page*/</text:p>
      <text:p text:style-name="P1">/*side note: editing this section takes a lot of effort and youll see a lot of duplicate code*/</text:p>
      <text:p text:style-name="P1">/*side side note: if anyone knows an easier way to do all of this, please let me know*/</text:p>
      <text:p text:style-name="P1">.user-css-extended .nav-tabs a{ /*the metadata and orgtree tabs, before selected*/</text:p>
      <text:p text:style-name="P1"><text:s text:c="3"/>margin: 5px;</text:p>
      <text:p text:style-name="P1"><text:s text:c="3"/>background: rgba(255, 255, 255, .<text:span text:style-name="T41">15</text:span>);</text:p>
      <text:p text:style-name="P1"><text:s text:c="3"/>border: 3px solid rgba(0, 0, 0, .4);</text:p>
      <text:p text:style-name="P1"><text:s text:c="3"/>box-shadow: 0px 3px 3px rgba(77, 69, 69, .<text:span text:style-name="T41">2</text:span>);</text:p>
      <text:p text:style-name="P1"><text:s text:c="3"/>border-radius: 3px;</text:p>
      <text:p text:style-name="P1"><text:s text:c="3"/>color: rgba(0, 0, 0, .7);</text:p>
      <text:p text:style-name="P1"><text:s text:c="3"/>text-shadow: 0px 3px 3px rgba(77, 69, 69, .8);</text:p>
      <text:p text:style-name="P1"><text:s text:c="3"/>font-family: Germania One, cursive;</text:p>
      <text:p text:style-name="P1">}</text:p>
      <text:p text:style-name="P1"/>
      <text:p text:style-name="P1"/>
      <text:p text:style-name="P1">.user-css-extended .nav-tabs a:hover{ /*when the metadata and orgtree tabs are hovered over*/</text:p>
      <text:p text:style-name="P1"><text:s text:c="3"/>margin: 5px;</text:p>
      <text:p text:style-name="P1"><text:s text:c="3"/>background: rgba(255, 255, 255, .<text:span text:style-name="T41">15</text:span>);</text:p>
      <text:p text:style-name="P1"><text:s text:c="3"/>border: 3px solid rgba(0, 0, 0, .<text:span text:style-name="T41">5</text:span>);</text:p>
      <text:p text:style-name="P1"><text:s text:c="3"/>box-shadow: 0px 3px 3px rgba(77, 69, 69, .<text:span text:style-name="T41">5</text:span>);</text:p>
      <text:p text:style-name="P1"><text:s text:c="3"/>border-radius: 3px;</text:p>
      <text:p text:style-name="P1"><text:s text:c="3"/>color: rgba(0, 0, 0, .7);</text:p>
      <text:p text:style-name="P1"><text:s text:c="3"/>text-shadow: 0px 3px 3px rgba(77, 69, 69, .8);</text:p>
      <text:p text:style-name="P1"><text:s text:c="3"/>font-family: <text:span text:style-name="T10">Macondo</text:span>, cursive;</text:p>
      <text:p text:style-name="P1">}</text:p>
      <text:p text:style-name="P1"/>
      <text:p text:style-name="P1"/>
      <text:p text:style-name="P1">.user-css-extended .nav-tabs .active a{ /*when the tabs are active and not hovered over*/</text:p>
      <text:p text:style-name="P1"><text:s text:c="3"/>margin: 5px;</text:p>
      <text:p text:style-name="P1"><text:s text:c="3"/>background: rgba(255, 255, 255, .<text:span text:style-name="T41">15</text:span>);</text:p>
      <text:p text:style-name="P1"><text:s text:c="3"/>border: 3px solid rgba(0, 0, 0, .5);</text:p>
      <text:p text:style-name="P1"><text:s text:c="3"/>box-shadow: 0px 3px 3px rgba(77, 69, 69, .5);</text:p>
      <text:p text:style-name="P1"><text:s text:c="3"/>border-radius: 3px;</text:p>
      <text:p text:style-name="P1"><text:s text:c="3"/>color: rgba(0, 0, 0, .7);</text:p>
      <text:p text:style-name="P1"><text:s text:c="3"/>text-shadow: 0px 3px 3px rgba(77, 69, 69, .8);</text:p>
      <text:p text:style-name="P1"><text:soft-page-break/><text:s text:c="3"/>font-family: <text:span text:style-name="T9">Germania One, cursive</text:span>;</text:p>
      <text:p text:style-name="P1">}</text:p>
      <text:p text:style-name="P1"/>
      <text:p text:style-name="P1"/>
      <text:p text:style-name="P1">.user-css-extended .nav-tabs .active a:focus{ /*when the tabs are active and focused(??)*/</text:p>
      <text:p text:style-name="P1"><text:s text:c="3"/>margin: 5px;</text:p>
      <text:p text:style-name="P1"><text:s text:c="3"/>background: rgba(255, 255, 255, .<text:span text:style-name="T41">15</text:span>);</text:p>
      <text:p text:style-name="P1"><text:s text:c="3"/>border: 3px solid rgba(0, 0, 0, .5);</text:p>
      <text:p text:style-name="P1"><text:s text:c="3"/>box-shadow: 0px 3px 3px rgba(77, 69, 69, .5);</text:p>
      <text:p text:style-name="P1"><text:s text:c="3"/>border-radius: 3px;</text:p>
      <text:p text:style-name="P1"><text:s text:c="3"/>color: rgba(0, 0, 0, .7);</text:p>
      <text:p text:style-name="P1"><text:s text:c="3"/>text-shadow: 0px 3px 3px rgba(77, 69, 69, .8);</text:p>
      <text:p text:style-name="P1"><text:s text:c="3"/>font-family: IM Fell English SC, serif;</text:p>
      <text:p text:style-name="P1">}</text:p>
      <text:p text:style-name="P1"/>
      <text:p text:style-name="P1"/>
      <text:p text:style-name="P1">.user-css-extended .nav-tabs .active a:hover{ /*when the tabs are active and hovered over*/</text:p>
      <text:p text:style-name="P1"><text:s text:c="3"/>margin: 5px;</text:p>
      <text:p text:style-name="P1"><text:s text:c="3"/>background: rgba(255, 255, 255, .3);</text:p>
      <text:p text:style-name="P1"><text:s text:c="3"/>border: 3px solid rgba(0, 0, 0, .5);</text:p>
      <text:p text:style-name="P1"><text:s text:c="3"/>box-shadow: 0px 3px 3px rgba(77, 69, 69, .5);</text:p>
      <text:p text:style-name="P1"><text:s text:c="3"/>border-radius: 3px;</text:p>
      <text:p text:style-name="P1"><text:s text:c="3"/>color: rgba(0, 0, 0, .7);</text:p>
      <text:p text:style-name="P1"><text:s text:c="3"/>text-shadow: 0px 3px 3px rgba(77, 69, 69, .8);</text:p>
      <text:p text:style-name="P1"><text:s text:c="3"/>font-family: <text:span text:style-name="T8">Almendra SC, serif;</text:span></text:p>
      <text:p text:style-name="P1">}</text:p>
      <text:p text:style-name="P1"/>
      <text:p text:style-name="P1">.user-css-extended .tab-content .col-md-12 .row{ /*the metadata and organization tree box*/</text:p>
      <text:p text:style-name="P1"><text:s text:c="3"/>margin: 5px;</text:p>
      <text:p text:style-name="P1"><text:s text:c="3"/>padding-top: 10px;</text:p>
      <text:p text:style-name="P1"><text:s text:c="3"/>padding-bottom: 10px;</text:p>
      <text:p text:style-name="P1"><text:s text:c="3"/>background: rgba(255, 255, 255, .<text:span text:style-name="T42">15</text:span>);</text:p>
      <text:p text:style-name="P1"><text:s text:c="3"/>border: 4px solid rgba(0, 0, 0, .4);</text:p>
      <text:p text:style-name="P1"><text:s text:c="3"/>box-shadow: 0px 3px 3px rgba(77, 69, 69, .<text:span text:style-name="T42">2</text:span>);</text:p>
      <text:p text:style-name="P1"><text:s text:c="3"/>border-radius: 4px;</text:p>
      <text:p text:style-name="P1"><text:s text:c="3"/>color: rgba(0, 0, 0, .7);</text:p>
      <text:p text:style-name="P1"><text:s text:c="3"/>text-shadow: 0px 3px 3px rgba(77, 69, 69, .8);</text:p>
      <text:p text:style-name="P1"><text:s text:c="3"/>font-family: Germania One, cursive;</text:p>
      <text:p text:style-name="P1">}</text:p>
      <text:p text:style-name="P1">/* Metadata + OrgTree */</text:p>
      <text:p text:style-name="P1"/>
      <text:p text:style-name="P1"/>
      <text:p text:style-name="P1"/>
      <text:p text:style-name="P1">/* Comments */</text:p>
      <text:p text:style-name="P1"><text:soft-page-break/>.user-css-extended h2 { <text:s/>/*the word comments*/</text:p>
      <text:p text:style-name="P1"><text:s text:c="3"/>margin: 5px;</text:p>
      <text:p text:style-name="P1"><text:s text:c="3"/>color: rgba(0, 0, 0, .7);</text:p>
      <text:p text:style-name="P1"><text:s text:c="3"/>text-shadow: 0px 3px 3px rgba(77, 69, 69, .8);</text:p>
      <text:p text:style-name="P1"><text:s text:c="3"/>font-family: Almendra SC, serif;</text:p>
      <text:p text:style-name="P1">}</text:p>
      <text:p text:style-name="P1"/>
      <text:p text:style-name="P1">/* unused for Perillel*/</text:p>
      <text:p text:style-name="P1">.user-css-extended .col-md-8 { <text:s/>/*a box that surrounds all the comments + the leave comment button*/</text:p>
      <text:p text:style-name="P1"/>
      <text:p text:style-name="P1">}</text:p>
      <text:p text:style-name="P1"/>
      <text:p text:style-name="P1">.user-css-extended .form-control { /*the comment form box*/</text:p>
      <text:p text:style-name="P1"><text:s text:c="3"/>margin: 5px;</text:p>
      <text:p text:style-name="P1"><text:s text:c="3"/>background: rgba(255, 255, 255, .<text:span text:style-name="T42">15</text:span>);</text:p>
      <text:p text:style-name="P1"><text:s text:c="3"/>border: 4px solid rgba(0, 0, 0, .4);</text:p>
      <text:p text:style-name="P1"><text:s text:c="3"/>box-shadow: 0px 3px 3px rgba(77, 69, 69, .<text:span text:style-name="T42">2</text:span>);</text:p>
      <text:p text:style-name="P1"><text:s text:c="3"/>border-radius: 4px;</text:p>
      <text:p text:style-name="P1"><text:s text:c="3"/>color: rgba(0, 0, 0, .7);</text:p>
      <text:p text:style-name="P1"><text:s text:c="3"/>text-shadow: 0px 3px 3px rgba(77, 69, 69, .8);</text:p>
      <text:p text:style-name="P1"><text:s text:c="3"/>font-family: Germania One, cursive;</text:p>
      <text:p text:style-name="P1">}</text:p>
      <text:p text:style-name="P1"/>
      <text:p text:style-name="P1">.user-css-extended .comment-box { /*the actual comments left by people*/</text:p>
      <text:p text:style-name="P1"><text:s text:c="3"/>margin: 5px;</text:p>
      <text:p text:style-name="P1"><text:s text:c="3"/>background: rgba(255, 255, 255, .<text:span text:style-name="T43">15</text:span>);</text:p>
      <text:p text:style-name="P1"><text:s text:c="3"/>border: 4px solid rgba(0, 0, 0, .4);</text:p>
      <text:p text:style-name="P1"><text:s text:c="3"/>box-shadow: 0px 3px 3px rgba(77, 69, 69, .<text:span text:style-name="T43">2</text:span>);</text:p>
      <text:p text:style-name="P1"><text:s text:c="3"/>border-radius: 4px;</text:p>
      <text:p text:style-name="P1"><text:s text:c="3"/>color: rgba(0, 0, 0, .7);</text:p>
      <text:p text:style-name="P1"><text:s text:c="3"/>text-shadow: 0px 3px 3px rgba(77, 69, 69, .8);</text:p>
      <text:p text:style-name="P1"><text:s text:c="3"/>font-family: Cinzel Decorative, cursive;</text:p>
      <text:p text:style-name="P1">}</text:p>
      <text:p text:style-name="P1"/>
      <text:p text:style-name="P1">.user-css-extended .btn-primary { /*the leave comment button when not hovered over*/</text:p>
      <text:p text:style-name="P1"><text:s text:c="3"/>margin: 5px;</text:p>
      <text:p text:style-name="P1"><text:s text:c="3"/>margin-bottom: 15px;</text:p>
      <text:p text:style-name="P1"><text:s text:c="3"/>background: rgba(255, 255, 255, .<text:span text:style-name="T43">15</text:span>);</text:p>
      <text:p text:style-name="P1"><text:s text:c="3"/>border: 4px solid rgba(0, 0, 0, .4);</text:p>
      <text:p text:style-name="P1"><text:s text:c="3"/>box-shadow: 0px 3px 3px rgba(77, 69, 69, .<text:span text:style-name="T43">2</text:span>);</text:p>
      <text:p text:style-name="P1"><text:s text:c="3"/>border-radius: 4px;</text:p>
      <text:p text:style-name="P1"><text:s text:c="3"/>color: rgba(0, 0, 0, .<text:span text:style-name="T43">8</text:span>) !important;</text:p>
      <text:p text:style-name="P1"><text:s text:c="3"/>text-shadow: 0px 3px 3px rgba(77, 69, 69, .8);</text:p>
      <text:p text:style-name="P1"><text:soft-page-break/><text:s text:c="3"/>font-family: IM Fell English SC, serif;</text:p>
      <text:p text:style-name="P1">}</text:p>
      <text:p text:style-name="P1"/>
      <text:p text:style-name="P1">.user-css-extended .btn-primary:hover { /*the leave comment button when hovered over*/</text:p>
      <text:p text:style-name="P1"><text:s text:c="3"/>margin: 5px;</text:p>
      <text:p text:style-name="P1"><text:s text:c="3"/>margin-bottom: 15px;</text:p>
      <text:p text:style-name="P1"><text:s text:c="3"/>background: rgba(255, 255, 255, .<text:span text:style-name="T43">15</text:span>);</text:p>
      <text:p text:style-name="P1"><text:s text:c="3"/>border: 4px solid rgba(0, 0, 0, .5);</text:p>
      <text:p text:style-name="P1"><text:s text:c="3"/>box-shadow: 0px 3px 3px rgba(77, 69, 69, .<text:span text:style-name="T43">2</text:span>);</text:p>
      <text:p text:style-name="P1"><text:s text:c="3"/>border-radius: 4px;</text:p>
      <text:p text:style-name="P1"><text:s text:c="3"/>color: rgba(0, 0, 0, .8) !important;</text:p>
      <text:p text:style-name="P1"><text:s text:c="3"/>text-shadow: 0px 3px 3px rgba(77, 69, 69, .8);</text:p>
      <text:p text:style-name="P1"><text:s text:c="3"/>font-family: <text:span text:style-name="T7">Almendra SC</text:span>, serif;</text:p>
      <text:p text:style-name="P1">}</text:p>
      <text:p text:style-name="P1">/* Comments */</text:p>
      <text:p text:style-name="P1"/>
      <text:p text:style-name="P1"/>
      <text:p text:style-name="P1"/>
      <text:p text:style-name="P1">/* Article Panel */</text:p>
      <text:p text:style-name="P1">/*these are the boxes that appear in your featured article section on your main page*/</text:p>
      <text:p text:style-name="P1">.user-css div.article-panel { <text:s/>/*the box itself*/</text:p>
      <text:p text:style-name="P1"><text:s text:c="3"/>margin: 5px;</text:p>
      <text:p text:style-name="P1"><text:s text:c="3"/>background: rgba(255, 255, 255, .<text:span text:style-name="T44">15</text:span>);</text:p>
      <text:p text:style-name="P1"><text:s text:c="3"/>border: 4px solid rgba(0, 0, 0, .4);</text:p>
      <text:p text:style-name="P1"><text:s text:c="3"/>box-shadow: 0px 3px 3px rgba(77, 69, 69, .<text:span text:style-name="T44">2</text:span>);</text:p>
      <text:p text:style-name="P1"><text:s text:c="3"/>border-radius: 4px;</text:p>
      <text:p text:style-name="P1"><text:s text:c="3"/>color: rgba(0, 0, 0, .7);</text:p>
      <text:p text:style-name="P1"><text:s text:c="3"/>text-shadow: 0px 3px 3px rgba(77, 69, 69, .<text:span text:style-name="T44">8</text:span>);</text:p>
      <text:p text:style-name="P1"><text:s text:c="3"/>font-family: Germania One, cursive;</text:p>
      <text:p text:style-name="P1">}</text:p>
      <text:p text:style-name="P1"/>
      <text:p text:style-name="P1">.user-css .article-panel .details h5{ /*the title (only need to change color with these next few as far as I can tell)*/</text:p>
      <text:p text:style-name="P1"><text:s text:c="3"/>color: rgba(0, 0, 0, .7);</text:p>
      <text:p text:style-name="P1">}</text:p>
      <text:p text:style-name="P1"/>
      <text:p text:style-name="P1">.user-css .article-panel .details .subheading{ /*type of article*/</text:p>
      <text:p text:style-name="P1"><text:s text:c="3"/>color: rgba(0, 0, 0, .7);</text:p>
      <text:p text:style-name="P1">}</text:p>
      <text:p text:style-name="P1"/>
      <text:p text:style-name="P1">.user-css .article-panel .details .subheading .date{ /*date published*/</text:p>
      <text:p text:style-name="P1"><text:s text:c="3"/>color: rgba(0, 0, 0, .7);</text:p>
      <text:p text:style-name="P1">}</text:p>
      <text:p text:style-name="P1">/* Article Panel */</text:p>
      <text:p text:style-name="P1"><text:soft-page-break/></text:p>
      <text:p text:style-name="P1"/>
      <text:p text:style-name="P1"/>
      <text:p text:style-name="P1">/* Follower Page */</text:p>
      <text:p text:style-name="P1">.user-css.page-followers .nav-strip { /*the large go to world homepage bar*/</text:p>
      <text:p text:style-name="P1"><text:s text:c="3"/><text:span text:style-name="T45">background: unset</text:span>;</text:p>
      <text:p text:style-name="P1"><text:s text:c="3"/>border: unset;</text:p>
      <text:p text:style-name="P1"><text:s text:c="3"/>box-shadow: <text:span text:style-name="T45">unset</text:span>;</text:p>
      <text:p text:style-name="P1"><text:s text:c="3"/>border-radius: unset;</text:p>
      <text:p text:style-name="P1"><text:s text:c="3"/>color: rgba(0, 0, 0, .7);</text:p>
      <text:p text:style-name="P1"><text:s text:c="3"/>text-shadow: 0px 3px 3px rgba(77, 69, 69, .8);</text:p>
      <text:p text:style-name="P1"><text:s text:c="3"/>font-family: Almendra SC, serif;</text:p>
      <text:p text:style-name="P1">}</text:p>
      <text:p text:style-name="P1"/>
      <text:p text:style-name="P1">.user-css.page-followers .nav-strip a:hover{ /*the words go to world homepage when hovered over*/</text:p>
      <text:p text:style-name="P1"><text:s text:c="3"/>font-size: 16px;</text:p>
      <text:p text:style-name="P1">}</text:p>
      <text:p text:style-name="P1"/>
      <text:p text:style-name="P1"/>
      <text:p text:style-name="P1"/>
      <text:p text:style-name="P1">.user-css.page-followers .follower-box{ /*the box with with the followers name and picture*/</text:p>
      <text:p text:style-name="P1"><text:s text:c="3"/>background: rgba(255, 255, 255, .<text:span text:style-name="T45">15</text:span>);</text:p>
      <text:p text:style-name="P1"><text:s text:c="3"/>border: 4px solid rgba(0, 0, 0, .4);</text:p>
      <text:p text:style-name="P1"><text:s text:c="3"/>box-shadow: 0px 3px 3px rgba(77, 69, 69, .<text:span text:style-name="T45">2</text:span>);</text:p>
      <text:p text:style-name="P1"><text:s text:c="3"/>border-radius: 4px;</text:p>
      <text:p text:style-name="P1"><text:s text:c="3"/>color: rgba(0, 0, 0, .7);</text:p>
      <text:p text:style-name="P1"><text:s text:c="3"/>text-shadow: 0px 3px 3px rgba(77, 69, 69, .8);</text:p>
      <text:p text:style-name="P1"><text:s text:c="3"/>font-family: <text:span text:style-name="T6">Cinzel Decorative</text:span>, cursive;</text:p>
      <text:p text:style-name="P1"><text:s text:c="3"/>font-size: 20px;</text:p>
      <text:p text:style-name="P1">}</text:p>
      <text:p text:style-name="P1">/* Follower Page */</text:p>
      <text:p text:style-name="P1"/>
      <text:p text:style-name="P1"/>
      <text:p text:style-name="P1"/>
      <text:p text:style-name="P1">/* Tooltip */</text:p>
      <text:p text:style-name="P1">/*honestly, i have no idea how this actually works. i just keep trying stuff until eventually it looks good. forgive me.*/</text:p>
      <text:p text:style-name="P1">.user-css .tooltip.top .tooltip-arrow,</text:p>
      <text:p text:style-name="P1">.user-css-extended .tooltip.top .tooltip-arrow,</text:p>
      <text:p text:style-name="P1">.user-css-worldmenu .tooltip.top .tooltip-arrow {</text:p>
      <text:p text:style-name="P1"><text:s text:c="3"/>border-top-color: rgba(83, 127, 221, .6);</text:p>
      <text:p text:style-name="P1">}</text:p>
      <text:p text:style-name="P1"/>
      <text:p text:style-name="P1"><text:soft-page-break/>.user-css .tooltip.left .tooltip-arrow,</text:p>
      <text:p text:style-name="P1">.user-css-extended .tooltip.left .tooltip-arrow,</text:p>
      <text:p text:style-name="P1">.user-css-worldmenu .tooltip.left .tooltip-arrow {</text:p>
      <text:p text:style-name="P1"><text:s text:c="3"/>border-top-color: rgba(83, 127, 221, .6);</text:p>
      <text:p text:style-name="P1">}</text:p>
      <text:p text:style-name="P1"/>
      <text:p text:style-name="P1">.user-css .tooltip.bottom .tooltip-arrow,</text:p>
      <text:p text:style-name="P1">.user-css-extended .tooltip.bottom .tooltip-arrow,</text:p>
      <text:p text:style-name="P1">.user-css-worldmenu .tooltip.bottom .tooltip-arrow {</text:p>
      <text:p text:style-name="P1"><text:s text:c="3"/>border-top-color: rgba(83, 127, 221, .6);</text:p>
      <text:p text:style-name="P1">}</text:p>
      <text:p text:style-name="P1"><text:tab/></text:p>
      <text:p text:style-name="P1">.user-css .tooltip.right .tooltip-arrow,</text:p>
      <text:p text:style-name="P1">.user-css-extended .tooltip.right .tooltip-arrow,</text:p>
      <text:p text:style-name="P1">.user-css-worldmenu .tooltip.right .tooltip-arrow {</text:p>
      <text:p text:style-name="P1"><text:s text:c="3"/>border-top-color: rgba(83, 127, 221, .6);</text:p>
      <text:p text:style-name="P1">}</text:p>
      <text:p text:style-name="P1"/>
      <text:p text:style-name="P1">.user-css .tooltip .tooltip-inner,</text:p>
      <text:p text:style-name="P1">.user-css-extended .tooltip .tooltip-inner,</text:p>
      <text:p text:style-name="P1">.user-css-worldmenu .tooltip .tooltip-inner {</text:p>
      <text:p text:style-name="P1"><text:s text:c="3"/>background: rgba(255, 255, 255, <text:span text:style-name="T46">1</text:span>);</text:p>
      <text:p text:style-name="P1"><text:s text:c="3"/>border-color: rgba(83, 127, 221, .<text:span text:style-name="T46">0</text:span>);</text:p>
      <text:p text:style-name="P1"><text:s text:c="3"/>border: solid 2px;</text:p>
      <text:p text:style-name="P1"><text:s text:c="3"/>color: rgba(0, 0, 0, .<text:span text:style-name="T46">7</text:span>);</text:p>
      <text:p text:style-name="P1"><text:s text:c="3"/>font-size: 20px;</text:p>
      <text:p text:style-name="P1"><text:s text:c="3"/>font-family: IM Fell English SC, serif;</text:p>
      <text:p text:style-name="P1">}</text:p>
      <text:p text:style-name="P1"/>
      <text:p text:style-name="P1">.user-css .text-abbreviation {</text:p>
      <text:p text:style-name="P1"><text:s text:c="3"/>border: 1px rgba(0, 0, 0, .6) solid;</text:p>
      <text:p text:style-name="P1"><text:s text:c="3"/>padding-left: 2px;</text:p>
      <text:p text:style-name="P1"><text:s text:c="3"/>padding-right: 2px;</text:p>
      <text:p text:style-name="P1"><text:s text:c="3"/>color: rgba(83, 115, 231, .<text:span text:style-name="T46">2</text:span>);</text:p>
      <text:p text:style-name="P1">}</text:p>
      <text:p text:style-name="P1"/>
      <text:p text:style-name="P1">.user-css-presentation .tooltipster-box {</text:p>
      <text:p text:style-name="P1"><text:s text:c="3"/><text:span text:style-name="T46">background</text:span>: rgba(255, 255, 255, .<text:span text:style-name="T46">8</text:span>) !important;</text:p>
      <text:p text:style-name="P1"><text:s text:c="3"/>border-color: rgba(0, 0, 0, .4) !important;</text:p>
      <text:p text:style-name="P1"><text:s text:c="3"/>border: solid 2px!important;</text:p>
      <text:p text:style-name="P1"><text:s text:c="3"/>color: <text:span text:style-name="T46">black </text:span>!important;</text:p>
      <text:p text:style-name="P1"><text:s text:c="3"/>}</text:p>
      <text:p text:style-name="P1"/>
      <text:p text:style-name="P1">.user-css-presentation .tooltipster-content {</text:p>
      <text:p text:style-name="P1"><text:soft-page-break/><text:s text:c="3"/>color: rgba(225,225,225,1) !important;</text:p>
      <text:p text:style-name="P1"><text:s text:c="3"/>font-family: IM Fell English SC, serif;</text:p>
      <text:p text:style-name="P1"><text:s text:c="3"/>font-size: 16px;</text:p>
      <text:p text:style-name="P1"><text:s text:c="3"/>line-height: 1.3;</text:p>
      <text:p text:style-name="P1">}</text:p>
      <text:p text:style-name="P1"/>
      <text:p text:style-name="P1">.user-css-presentation .tooltipster-arrow-border {</text:p>
      <text:p text:style-name="P1"><text:s text:c="3"/>border-top-color: rgba(0, 0, 0, .4) !important;</text:p>
      <text:p text:style-name="P1">}</text:p>
      <text:p text:style-name="P1">/* Tooltip */</text:p>
      <text:p text:style-name="P1"/>
      <text:p text:style-name="P1"/>
      <text:p text:style-name="P1"/>
      <text:p text:style-name="P1">/* Map Page */</text:p>
      <text:p text:style-name="P1">/* - - this all changes the look of the map page specifically, since it is completely separate from the rest of the css -_- */</text:p>
      <text:p text:style-name="P1">.map-context-.user-css{ /*the map page background*/</text:p>
      <text:p text:style-name="P1"><text:s text:c="3"/>background: url(https://www.worldanvil.com/uploads/images/6bfdcca3b751aa159179c14e14ff158a.png);</text:p>
      <text:p text:style-name="P1">}</text:p>
      <text:p text:style-name="P1"/>
      <text:p text:style-name="P1">.user-css-map-sidebar { /*the sidebar for the map page. to be honest, this is a mess but i couldnt be bothered to simplify this anymore. the map page doesnt use that much code anyways.*/</text:p>
      <text:p text:style-name="P1"><text:s text:c="3"/>position: <text:span text:style-name="T47">fixed</text:span>;</text:p>
      <text:p text:style-name="P1"><text:s text:c="3"/>background: url(https://www.worldanvil.com/uploads/images/4a7d078e35a3db77aeaf5cdbd0031e2e.png);</text:p>
      <text:p text:style-name="P1"><text:s text:c="3"/>background-size: 600px;</text:p>
      <text:p text:style-name="P1"><text:s text:c="3"/>background-clip: padding-box;</text:p>
      <text:p text:style-name="P1"><text:s text:c="3"/>background-position: center;</text:p>
      <text:p text:style-name="P1"><text:s text:c="3"/>background-repeat: repeat;</text:p>
      <text:p text:style-name="P1"><text:s text:c="3"/>animation: background-desktop 10s linear infinite;</text:p>
      <text:p text:style-name="P1"><text:s text:c="3"/>border-image-source: url(https://www.worldanvil.com/uploads/images/f10a0f95a3af2a89a0ce58ffa1086ceb.png);</text:p>
      <text:p text:style-name="P1"><text:s text:c="3"/>border-image-slice: 20;</text:p>
      <text:p text:style-name="P1"><text:s text:c="3"/>border-image-repeat: stretch;</text:p>
      <text:p text:style-name="P1"><text:s text:c="3"/>border-width: 20px;</text:p>
      <text:p text:style-name="P1"><text:s text:c="3"/>border-style: solid;</text:p>
      <text:p text:style-name="P1"><text:s text:c="3"/>border-image-outset: 0px;</text:p>
      <text:p text:style-name="P1"><text:s text:c="3"/>max-width: none!important;</text:p>
      <text:p text:style-name="P1"><text:s text:c="3"/>width: 1500px;</text:p>
      <text:p text:style-name="P1"><text:s text:c="3"/>padding-left: 980px;</text:p>
      <text:p text:style-name="P1"><text:s text:c="3"/>padding-right: 20px;</text:p>
      <text:p text:style-name="P1"><text:s text:c="3"/>padding-top: 50px;</text:p>
      <text:p text:style-name="P1"><text:s text:c="3"/>box-shadow: rgba(77, 69, 69, .<text:span text:style-name="T15">4)</text:span>;</text:p>
      <text:p text:style-name="P1"><text:soft-page-break/><text:s text:c="3"/>z-index: 1000!important;</text:p>
      <text:p text:style-name="P1"><text:s text:c="3"/>left: -980px;</text:p>
      <text:p text:style-name="P1"><text:s text:c="3"/>transition: .<text:span text:style-name="T47">6</text:span>s; /*adds a transition between open and closed*/</text:p>
      <text:p text:style-name="P1">}</text:p>
      <text:p text:style-name="P1"/>
      <text:p text:style-name="P1">.user-css-map-sidebar.active { /*adds a transition between closed to open*/</text:p>
      <text:p text:style-name="P1"><text:s text:c="3"/>transition: 1s;</text:p>
      <text:p text:style-name="P1">}</text:p>
      <text:p text:style-name="P1"/>
      <text:p text:style-name="P1">.user-css-map-sidebar hr {</text:p>
      <text:p text:style-name="P1"><text:s text:c="3"/>border-color: rgba(255,1,1, .<text:span text:style-name="T48">6</text:span>);</text:p>
      <text:p text:style-name="P1">}</text:p>
      <text:p text:style-name="P1"/>
      <text:p text:style-name="P1">.user-css-map-sidebar h3.world-world {</text:p>
      <text:p text:style-name="P1"><text:s text:c="3"/>font-family: IM Fell English SC, serif;</text:p>
      <text:p text:style-name="P1"><text:s text:c="3"/>font-size: 38px;</text:p>
      <text:p text:style-name="P1"><text:s text:c="3"/>color: rgba(0, 0, 0, .6);</text:p>
      <text:p text:style-name="P1"><text:s text:c="3"/>text-shadow: 0px 5px 5px rgba(77, 69, 69, .4);</text:p>
      <text:p text:style-name="P1">}</text:p>
      <text:p text:style-name="P1"/>
      <text:p text:style-name="P1">.user-css-map-sidebar h1.map-title {</text:p>
      <text:p text:style-name="P1"><text:s text:c="3"/>font-family: Germania One, cursive;</text:p>
      <text:p text:style-name="P1"><text:s text:c="3"/>font-size: 52px;</text:p>
      <text:p text:style-name="P1"><text:s text:c="3"/>color: rgba(0, 0, 0, .<text:span text:style-name="T48">6</text:span>);</text:p>
      <text:p text:style-name="P1"><text:s text:c="3"/>text-shadow: 0px 5px 5px rgba(77, 69, 69, .<text:span text:style-name="T48">4</text:span>);</text:p>
      <text:p text:style-name="P1">}</text:p>
      <text:p text:style-name="P1">/* Map Page */</text:p>
      <text:p text:style-name="P1"/>
      <text:p text:style-name="P1">/* Fancy border */</text:p>
      <text:p text:style-name="P1"/>
      <text:p text:style-name="P1">/* … requires some special BBCODE to function - see https://www.worldanvil.com/w/perillel-zogmaddog/a/grady-s-hill-landmark?preview=true spans fancy_border … */</text:p>
      <text:p text:style-name="P1">/*The BBCODE I used</text:p>
      <text:p text:style-name="P1">[row]</text:p>
      <text:p text:style-name="P1">[container:col-sm-1]</text:p>
      <text:p text:style-name="P1">[/container]</text:p>
      <text:p text:style-name="P1">[container:fancy_border_box]</text:p>
      <text:p text:style-name="P1">[container:fancy_border_content]</text:p>
      <text:p text:style-name="P1">Wir feiern Endzeit!</text:p>
      <text:p text:style-name="P1">[section:fancy_border_top]</text:p>
      <text:p text:style-name="P1"/>
      <text:p text:style-name="P1">[/section]</text:p>
      <text:p text:style-name="P1">[section:fancy_border_left]</text:p>
      <text:p text:style-name="P1"/>
      <text:p text:style-name="P1"><text:soft-page-break/>[/section]</text:p>
      <text:p text:style-name="P1">[section:fancy_border_right]</text:p>
      <text:p text:style-name="P1"/>
      <text:p text:style-name="P1">[/section]</text:p>
      <text:p text:style-name="P1">[section:fancy_border_bottom]</text:p>
      <text:p text:style-name="P1"/>
      <text:p text:style-name="P1">[/section]</text:p>
      <text:p text:style-name="P1">[/container]</text:p>
      <text:p text:style-name="P1">[/container]</text:p>
      <text:p text:style-name="P1">[container:col-sm-1]</text:p>
      <text:p text:style-name="P1">[/container]</text:p>
      <text:p text:style-name="P7">[/row]</text:p>
      <text:p text:style-name="P7">*/</text:p>
      <text:p text:style-name="P1"/>
      <text:p text:style-name="P1">.user-css div.fancy_border_content {</text:p>
      <text:p text:style-name="P1"><text:s text:c="2"/>width: 83.33333333%;</text:p>
      <text:p text:style-name="P1"><text:s text:c="2"/>height: inherit;</text:p>
      <text:p text:style-name="P1"><text:s text:c="2"/>overflow: hidden;</text:p>
      <text:p text:style-name="P1"><text:s text:c="2"/>padding: 30px;</text:p>
      <text:p text:style-name="P1">}</text:p>
      <text:p text:style-name="P1"/>
      <text:p text:style-name="P1">.user-css span.fancy_border_top {</text:p>
      <text:p text:style-name="P1"><text:s text:c="2"/>position: absolute;</text:p>
      <text:p text:style-name="P1"><text:s text:c="2"/>top: 0;</text:p>
      <text:p text:style-name="P1"><text:s text:c="2"/>left: 0;</text:p>
      <text:p text:style-name="P1"><text:s text:c="2"/>width: 100%;</text:p>
      <text:p text:style-name="P1"><text:s text:c="2"/>height: 100%;</text:p>
      <text:p text:style-name="P1"><text:s text:c="2"/>display: block;</text:p>
      <text:p text:style-name="P1"><text:s text:c="2"/>box-sizing: border-box;</text:p>
      <text:p text:style-name="P1"><text:s text:c="2"/>content: &amp;quot; &amp;quot; ;</text:p>
      <text:p text:style-name="P1"><text:s text:c="2"/>position: absolute;</text:p>
      <text:p text:style-name="P1"><text:s text:c="2"/>width: 100%;</text:p>
      <text:p text:style-name="P1"><text:s text:c="2"/>height: 3px;</text:p>
      <text:p text:style-name="P1"><text:s text:c="2"/>background: rgba(255, 255, 255, .6);</text:p>
      <text:p text:style-name="P1"><text:s text:c="2"/>animation: topanimation 8s linear infinite;</text:p>
      <text:p text:style-name="P1"><text:s text:c="2"/>box-shadow: 0px 0px 10px rgba(77, 69, 69, .6);</text:p>
      <text:p text:style-name="P1">}</text:p>
      <text:p text:style-name="P1"/>
      <text:p text:style-name="P1">.user-css .fancy_border_top:before {</text:p>
      <text:p text:style-name="P1"/>
      <text:p text:style-name="P1">}</text:p>
      <text:p text:style-name="P1"/>
      <text:p text:style-name="P1">.user-css .fancy_border_bottom {</text:p>
      <text:p text:style-name="P1"><text:s text:c="2"/>position: absolute;</text:p>
      <text:p text:style-name="P1"><text:soft-page-break/><text:s text:c="2"/>top: auto;</text:p>
      <text:p text:style-name="P1"><text:s text:c="2"/>bottom: 0px;</text:p>
      <text:p text:style-name="P1"><text:s text:c="2"/>left: 0;</text:p>
      <text:p text:style-name="P1"><text:s text:c="2"/>display: block;</text:p>
      <text:p text:style-name="P1"><text:s text:c="2"/>box-sizing: border-box;</text:p>
      <text:p text:style-name="P1"><text:s text:c="2"/>transform: rotate(180deg);</text:p>
      <text:p text:style-name="P1"><text:s text:c="2"/>content: <text:span text:style-name="T49">quot</text:span>; <text:span text:style-name="T49">quot</text:span>; ;</text:p>
      <text:p text:style-name="P1"><text:s text:c="2"/>width: 100%;</text:p>
      <text:p text:style-name="P1"><text:s text:c="2"/>height: 3px;</text:p>
      <text:p text:style-name="P1"><text:s text:c="2"/>background: rgba(255, 255, 255, .6);</text:p>
      <text:p text:style-name="P1"><text:s text:c="2"/>animation: bottomanimation 8s linear infinite;</text:p>
      <text:p text:style-name="P1"><text:s text:c="2"/>box-shadow: 0px 0px 10px rgba(77, 69, 69, .6);</text:p>
      <text:p text:style-name="P1">}</text:p>
      <text:p text:style-name="P1"/>
      <text:p text:style-name="P1">.user-css .fancy_border_bottom:before {</text:p>
      <text:p text:style-name="P1"/>
      <text:p text:style-name="P1">}</text:p>
      <text:p text:style-name="P1"/>
      <text:p text:style-name="P1">.user-css .fancy_border_left {</text:p>
      <text:p text:style-name="P1"><text:s text:c="2"/>position: absolute;</text:p>
      <text:p text:style-name="P1"><text:s text:c="2"/>top: 0;</text:p>
      <text:p text:style-name="P1"><text:s text:c="2"/>left: 0;</text:p>
      <text:p text:style-name="P1"><text:s text:c="2"/>width: 100%;</text:p>
      <text:p text:style-name="P1"><text:s text:c="2"/>height: 100%;</text:p>
      <text:p text:style-name="P1"><text:s text:c="2"/>display: block;</text:p>
      <text:p text:style-name="P1"><text:s text:c="2"/>box-sizing: border-box;</text:p>
      <text:p text:style-name="P1"><text:s text:c="2"/>transform: rotate(0deg);</text:p>
      <text:p text:style-name="P1"><text:s text:c="2"/>content: <text:s/>quot; quot; ;</text:p>
      <text:p text:style-name="P1"><text:s text:c="2"/>position: absolute;</text:p>
      <text:p text:style-name="P1"><text:s text:c="2"/>width: 3px;</text:p>
      <text:p text:style-name="P1"><text:s text:c="2"/>height: 100%;</text:p>
      <text:p text:style-name="P1"><text:s text:c="2"/>background: rgba(255, 255, 255, .6);</text:p>
      <text:p text:style-name="P1"><text:s text:c="2"/>animation: leftanimation 8s linear infinite;</text:p>
      <text:p text:style-name="P1"><text:s text:c="2"/>box-shadow: 0px 0px 10px rgba(77, 69, 69, .6);</text:p>
      <text:p text:style-name="P1">}</text:p>
      <text:p text:style-name="P1"/>
      <text:p text:style-name="P1">.user-css .fancy_border_left:before {</text:p>
      <text:p text:style-name="P1"/>
      <text:p text:style-name="P1">}</text:p>
      <text:p text:style-name="P1"/>
      <text:p text:style-name="P1">.user-css .fancy_border_right {</text:p>
      <text:p text:style-name="P1"><text:s text:c="2"/>position: absolute;</text:p>
      <text:p text:style-name="P1"><text:s text:c="2"/>top: 0;</text:p>
      <text:p text:style-name="P1"><text:s text:c="2"/>left: auto;</text:p>
      <text:p text:style-name="P1"><text:soft-page-break/><text:s text:c="2"/>right: 0;</text:p>
      <text:p text:style-name="P1"><text:s text:c="2"/>width: 100%;</text:p>
      <text:p text:style-name="P1"><text:s text:c="2"/>height: 100%;</text:p>
      <text:p text:style-name="P1"><text:s text:c="2"/>transform-origin: 0% 0%;</text:p>
      <text:p text:style-name="P1"><text:s text:c="2"/>display: block;</text:p>
      <text:p text:style-name="P1"><text:s text:c="2"/>box-sizing: border-box;</text:p>
      <text:p text:style-name="P1"><text:s text:c="2"/>transform: rotate(180deg);</text:p>
      <text:p text:style-name="P1"><text:s text:c="2"/>content: quot; quot; ;</text:p>
      <text:p text:style-name="P1"><text:s text:c="2"/>position: absolute;</text:p>
      <text:p text:style-name="P1"><text:s text:c="2"/>width: 3px;</text:p>
      <text:p text:style-name="P1"><text:s text:c="2"/>height: 100%;</text:p>
      <text:p text:style-name="P1"><text:s text:c="2"/>background: rgba(255, 255, 255, .6);</text:p>
      <text:p text:style-name="P1"><text:s text:c="2"/>animation: rightanimation 8s linear infinite;</text:p>
      <text:p text:style-name="P1"><text:s text:c="2"/>box-shadow: 0px 0px 10px rgba(77, 69, 69, .6);</text:p>
      <text:p text:style-name="P1">}</text:p>
      <text:p text:style-name="P1"/>
      <text:p text:style-name="P1">.user-css .fancy_border_right:before {</text:p>
      <text:p text:style-name="P1"/>
      <text:p text:style-name="P1">}</text:p>
      <text:p text:style-name="P1"/>
      <text:p text:style-name="P1">@keyframes topanimation {</text:p>
      <text:p text:style-name="P1"><text:s text:c="2"/>0% {</text:p>
      <text:p text:style-name="P1"><text:s text:c="2"/>transform:scaleX(0);</text:p>
      <text:p text:style-name="P1"><text:s text:c="2"/>transform-origin: left;</text:p>
      <text:p text:style-name="P1"><text:s text:c="2"/>}</text:p>
      <text:p text:style-name="P1"><text:s text:c="2"/>50%</text:p>
      <text:p text:style-name="P1"><text:s text:c="2"/>{</text:p>
      <text:p text:style-name="P1"><text:s text:c="4"/>transform:scaleX(1);</text:p>
      <text:p text:style-name="P1"><text:s text:c="2"/>transform-origin: left;</text:p>
      <text:p text:style-name="P1"><text:s text:c="2"/>}</text:p>
      <text:p text:style-name="P1"><text:s text:c="2"/>50.1%</text:p>
      <text:p text:style-name="P1"><text:s text:c="2"/>{</text:p>
      <text:p text:style-name="P1"><text:s text:c="4"/>transform:scaleX(1);</text:p>
      <text:p text:style-name="P1"><text:s text:c="2"/>transform-origin: right;</text:p>
      <text:p text:style-name="P1"><text:s text:c="3"/></text:p>
      <text:p text:style-name="P1"><text:s text:c="2"/>}</text:p>
      <text:p text:style-name="P1"><text:s text:c="2"/>100%</text:p>
      <text:p text:style-name="P1"><text:s text:c="2"/>{</text:p>
      <text:p text:style-name="P1"><text:s text:c="4"/>transform:scaleX(0);</text:p>
      <text:p text:style-name="P1"><text:s text:c="2"/>transform-origin: right;</text:p>
      <text:p text:style-name="P1"><text:s text:c="4"/></text:p>
      <text:p text:style-name="P1"><text:s text:c="4"/>}</text:p>
      <text:p text:style-name="P1">}</text:p>
      <text:p text:style-name="P1"/>
      <text:p text:style-name="P1"><text:soft-page-break/>@keyframes bottomanimation {</text:p>
      <text:p text:style-name="P1"><text:s text:c="2"/>0% {</text:p>
      <text:p text:style-name="P1"><text:s text:c="2"/>transform:scaleX(0);</text:p>
      <text:p text:style-name="P1"><text:s text:c="2"/>transform-origin: right;</text:p>
      <text:p text:style-name="P1"><text:s text:c="2"/>}</text:p>
      <text:p text:style-name="P1"><text:s text:c="2"/>50%</text:p>
      <text:p text:style-name="P1"><text:s text:c="2"/>{</text:p>
      <text:p text:style-name="P1"><text:s text:c="4"/>transform:scaleX(1);</text:p>
      <text:p text:style-name="P1"><text:s text:c="2"/>transform-origin: right;</text:p>
      <text:p text:style-name="P1"><text:s text:c="2"/>}</text:p>
      <text:p text:style-name="P1"><text:s text:c="2"/>50.1%</text:p>
      <text:p text:style-name="P1"><text:s text:c="2"/>{</text:p>
      <text:p text:style-name="P1"><text:s text:c="4"/>transform:scaleX(1);</text:p>
      <text:p text:style-name="P1"><text:s text:c="2"/>transform-origin: left;</text:p>
      <text:p text:style-name="P1"><text:s text:c="4"/></text:p>
      <text:p text:style-name="P1"><text:s text:c="2"/>}</text:p>
      <text:p text:style-name="P1"><text:s text:c="2"/>100%</text:p>
      <text:p text:style-name="P1"><text:s text:c="2"/>{</text:p>
      <text:p text:style-name="P1"><text:s text:c="4"/>transform:scaleX(0);</text:p>
      <text:p text:style-name="P1"><text:s text:c="2"/>transform-origin: left;</text:p>
      <text:p text:style-name="P1"><text:s text:c="4"/></text:p>
      <text:p text:style-name="P1"><text:s text:c="2"/>}</text:p>
      <text:p text:style-name="P1">}</text:p>
      <text:p text:style-name="P1"/>
      <text:p text:style-name="P1">@keyframes leftanimation {</text:p>
      <text:p text:style-name="P1"><text:s text:c="2"/>0% {</text:p>
      <text:p text:style-name="P1"><text:s text:c="2"/>transform:scaleY(0);</text:p>
      <text:p text:style-name="P1"><text:s text:c="2"/>transform-origin: bottom;</text:p>
      <text:p text:style-name="P1"><text:s text:c="2"/>}</text:p>
      <text:p text:style-name="P1"><text:s text:c="2"/>50%</text:p>
      <text:p text:style-name="P1"><text:s text:c="2"/>{</text:p>
      <text:p text:style-name="P1"><text:s text:c="4"/>transform:scaleY(1);</text:p>
      <text:p text:style-name="P1"><text:s text:c="2"/>transform-origin: bottom;</text:p>
      <text:p text:style-name="P1"><text:s text:c="2"/>}</text:p>
      <text:p text:style-name="P1"><text:s text:c="2"/>50.1%</text:p>
      <text:p text:style-name="P1"><text:s text:c="2"/>{</text:p>
      <text:p text:style-name="P1"><text:s text:c="4"/>transform:scaleY(1);</text:p>
      <text:p text:style-name="P1"><text:s text:c="2"/>transform-origin: Top;</text:p>
      <text:p text:style-name="P1"><text:s text:c="4"/></text:p>
      <text:p text:style-name="P1"><text:s text:c="2"/>}</text:p>
      <text:p text:style-name="P1"><text:s text:c="4"/>100%</text:p>
      <text:p text:style-name="P1"><text:s text:c="2"/>{</text:p>
      <text:p text:style-name="P1"><text:s text:c="4"/>transform:scaleY(0);</text:p>
      <text:p text:style-name="P1"><text:s text:c="2"/>transform-origin: top;</text:p>
      <text:p text:style-name="P1"><text:soft-page-break/><text:s text:c="4"/></text:p>
      <text:p text:style-name="P1"><text:s text:c="2"/>}</text:p>
      <text:p text:style-name="P1">} </text:p>
      <text:p text:style-name="P1">@keyframes rightanimation {</text:p>
      <text:p text:style-name="P1"><text:s text:c="2"/>0% {</text:p>
      <text:p text:style-name="P1"><text:s text:c="2"/>transform:scaleY(0);</text:p>
      <text:p text:style-name="P1"><text:s text:c="2"/>transform-origin: top;</text:p>
      <text:p text:style-name="P1"><text:s text:c="2"/>}</text:p>
      <text:p text:style-name="P1"><text:s text:c="2"/>50%</text:p>
      <text:p text:style-name="P1"><text:s text:c="2"/>{</text:p>
      <text:p text:style-name="P1"><text:s text:c="4"/>transform:scaleY(1);</text:p>
      <text:p text:style-name="P1"><text:s text:c="2"/>transform-origin: top;</text:p>
      <text:p text:style-name="P1"><text:s text:c="2"/>}</text:p>
      <text:p text:style-name="P1"><text:s text:c="2"/>50.1%</text:p>
      <text:p text:style-name="P1"><text:s text:c="2"/>{</text:p>
      <text:p text:style-name="P1"><text:s text:c="4"/>transform:scaleY(1);</text:p>
      <text:p text:style-name="P1"><text:s text:c="2"/>transform-origin: bottom;</text:p>
      <text:p text:style-name="P1"/>
      <text:p text:style-name="P1"><text:s text:c="3"/>}</text:p>
      <text:p text:style-name="P1"><text:s text:c="2"/>100%</text:p>
      <text:p text:style-name="P1"><text:s text:c="2"/>{</text:p>
      <text:p text:style-name="P1"><text:s text:c="4"/>transform:scaleY(0);</text:p>
      <text:p text:style-name="P1"><text:s text:c="2"/>transform-origin: bottom;</text:p>
      <text:p text:style-name="P1"><text:s text:c="4"/></text:p>
      <text:p text:style-name="P1"><text:s text:c="2"/>}</text:p>
      <text:p text:style-name="P1">} </text:p>
      <text:p text:style-name="P1">/* Fancy border */</text:p>
      <text:p text:style-name="P1"/>
      <text:p text:style-name="P1">/* ------- <text:s text:c="2"/>Global <text:s text:c="2"/>------- */</text:p>
      <text:p text:style-name="P1"/>
      <text:p text:style-name="P1"/>
      <text:p text:style-name="P1"/>
      <text:p text:style-name="P1">/* ------ <text:s text:c="2"/>Mobile <text:s text:c="2"/>------ */</text:p>
      <text:p text:style-name="P1">/*creating a separate mobile section of your code gives you the option of optimizing your world for mobile viewing.*/</text:p>
      <text:p text:style-name="P1">/*normally youd want the mobile section to be first, since you are expecting most mobile users to be using their cellular data*/</text:p>
      <text:p text:style-name="P1">/*in the case of this css, i designed it so that everything between the desktop and mobile version is interchangable. all i had to do was update the size of fonts and some images*/</text:p>
      <text:p text:style-name="P1">/*if it doesnt load right away, it wont break the mobile viewing experience, it will just look a little big*/</text:p>
      <text:p text:style-name="P1"/>
      <text:p text:style-name="P1"/>
      <text:p text:style-name="P1">/*Only affects phones (small screens)*/</text:p>
      <text:p text:style-name="P1"><text:soft-page-break/>@media only screen and (max-width: 500px) {</text:p>
      <text:p text:style-name="P6"><text:tab/></text:p>
      <text:p text:style-name="P6">/*Page + Article Background*/</text:p>
      <text:p text:style-name="P1">.user-css-presentation { /*this affects the overall background of the world*/</text:p>
      <text:p text:style-name="P1">background: url(https://www.worldanvil.com/uploads/images/9c0fe6fd01db12b7fc5c2914e34d4ebf.png);</text:p>
      <text:p text:style-name="P1">background-size: 120%;</text:p>
      <text:p text:style-name="P1">background-attachment: fixed; <text:s/>/*this locks the image on the screen; it wont scroll*/</text:p>
      <text:p text:style-name="P1">}</text:p>
      <text:p text:style-name="P1"/>
      <text:p text:style-name="P1"><text:s/>.user-css.page,</text:p>
      <text:p text:style-name="P1">.user-css-extended .page { /*this affects the large page container*/</text:p>
      <text:p text:style-name="P1"><text:s text:c="4"/>background: url(https://www.worldanvil.com/uploads/images/26f8ebad07725f11e40772abaf386bc6.png);</text:p>
      <text:p text:style-name="P1"><text:s text:c="3"/>background-size: 300px;</text:p>
      <text:p text:style-name="P1"><text:s text:c="3"/>background-clip: padding-box;</text:p>
      <text:p text:style-name="P1"><text:s text:c="3"/>background-position: center;</text:p>
      <text:p text:style-name="P1"><text:s text:c="3"/>background-repeat: repeat;</text:p>
      <text:p text:style-name="P1"><text:s text:c="3"/>animation: background-mobile 10s linear infinite;</text:p>
      <text:p text:style-name="P1"><text:s text:c="4"/>box-shadow: 0px 0px 0px;</text:p>
      <text:p text:style-name="P1"><text:s text:c="3"/>overflow: auto;</text:p>
      <text:p text:style-name="P1"><text:s text:c="3"/>overflow-x: hidden;</text:p>
      <text:p text:style-name="P1"><text:s text:c="3"/>max-height: 500px;</text:p>
      <text:p text:style-name="P1"><text:s text:c="3"/>padding: 50px;</text:p>
      <text:p text:style-name="P1"><text:s text:c="3"/>border-image-source: url(https://www.worldanvil.com/uploads/images/f10a0f95a3af2a89a0ce58ffa1086ceb.png);</text:p>
      <text:p text:style-name="P1"><text:s text:c="3"/>border-image-slice: 20;</text:p>
      <text:p text:style-name="P1"><text:s text:c="3"/>border-image-repeat: stretch;</text:p>
      <text:p text:style-name="P1"><text:s text:c="3"/>border-width: 20px;</text:p>
      <text:p text:style-name="P1"><text:s text:c="3"/>border-style: solid;</text:p>
      <text:p text:style-name="P1"><text:s text:c="3"/>border-image-outset: 0px;</text:p>
      <text:p text:style-name="P1"><text:s text:c="3"/>}</text:p>
      <text:p text:style-name="P1">/* Page + Article Background */</text:p>
      <text:p text:style-name="P1"/>
      <text:p text:style-name="P1">/* Font Styling Global */</text:p>
      <text:p text:style-name="P1">.user-css {</text:p>
      <text:p text:style-name="P1"><text:s text:c="3"/>font-size: 14px;</text:p>
      <text:p text:style-name="P1">}</text:p>
      <text:p text:style-name="P1"/>
      <text:p text:style-name="P1"/>
      <text:p text:style-name="P1">.user-css-extended {</text:p>
      <text:p text:style-name="P1"><text:s text:c="3"/>font-size: 14px;</text:p>
      <text:p text:style-name="P1"><text:s text:c="3"/>line-height: 1.2;</text:p>
      <text:p text:style-name="P1">}</text:p>
      <text:p text:style-name="P1"><text:soft-page-break/>/* Font Styling Global */</text:p>
      <text:p text:style-name="P1"/>
      <text:p text:style-name="P1"/>
      <text:p text:style-name="P1"/>
      <text:p text:style-name="P1">/* Font Styling H1 */</text:p>
      <text:p text:style-name="P1">.user-css h1 {</text:p>
      <text:p text:style-name="P1"><text:s text:c="3"/>font-size: 35px;</text:p>
      <text:p text:style-name="P1"><text:s text:c="3"/>line-height: 1.<text:span text:style-name="T50">3</text:span>;</text:p>
      <text:p text:style-name="P1"><text:s text:c="3"/>margin-top: 30px;</text:p>
      <text:p text:style-name="P1">}</text:p>
      <text:p text:style-name="P1"/>
      <text:p text:style-name="P1"/>
      <text:p text:style-name="P1">.user-css-extended h1 {</text:p>
      <text:p text:style-name="P1"><text:s text:c="3"/>font-size: 35px;</text:p>
      <text:p text:style-name="P1"><text:s text:c="3"/>line-height: 1.<text:span text:style-name="T50">3</text:span>;</text:p>
      <text:p text:style-name="P1"><text:s text:c="3"/>margin-top: 30px;</text:p>
      <text:p text:style-name="P1">}</text:p>
      <text:p text:style-name="P1">/* Font Styling H1 */</text:p>
      <text:p text:style-name="P1"/>
      <text:p text:style-name="P1"/>
      <text:p text:style-name="P1"/>
      <text:p text:style-name="P1">/* Font Styling H2 */</text:p>
      <text:p text:style-name="P1">.user-css h2 {</text:p>
      <text:p text:style-name="P1"><text:s text:c="3"/>font-size: 28px;</text:p>
      <text:p text:style-name="P1"><text:s text:c="3"/>margin-bottom: 3px;</text:p>
      <text:p text:style-name="P1"><text:s text:c="3"/>line-height: 1.2;</text:p>
      <text:p text:style-name="P1"><text:s text:c="3"/>margin-top: 10px;</text:p>
      <text:p text:style-name="P1">}</text:p>
      <text:p text:style-name="P1"/>
      <text:p text:style-name="P1"/>
      <text:p text:style-name="P1">.user-css-extended h2 {</text:p>
      <text:p text:style-name="P1"><text:s text:c="3"/>font-size: 28px;</text:p>
      <text:p text:style-name="P1"><text:s text:c="3"/>margin-bottom: 3px;</text:p>
      <text:p text:style-name="P1"><text:s text:c="3"/>line-height: 1.2;</text:p>
      <text:p text:style-name="P1"><text:s text:c="3"/>margin-top: 10px;</text:p>
      <text:p text:style-name="P1">}</text:p>
      <text:p text:style-name="P1">/* Font Styling H2 */</text:p>
      <text:p text:style-name="P1"/>
      <text:p text:style-name="P1"/>
      <text:p text:style-name="P1"/>
      <text:p text:style-name="P1">/* Font Styling H3 */</text:p>
      <text:p text:style-name="P1">.user-css h3 {</text:p>
      <text:p text:style-name="P1"><text:s text:c="3"/>font-size: 21px;</text:p>
      <text:p text:style-name="P1"><text:s text:c="3"/>margin-bottom: 3px;</text:p>
      <text:p text:style-name="P1"><text:soft-page-break/><text:s text:c="3"/>margin-top: 10px;</text:p>
      <text:p text:style-name="P1">}</text:p>
      <text:p text:style-name="P1"/>
      <text:p text:style-name="P1"/>
      <text:p text:style-name="P1">.user-css-extended h3 {</text:p>
      <text:p text:style-name="P1"><text:s text:c="3"/>font-size: 21px;</text:p>
      <text:p text:style-name="P1"><text:s text:c="3"/>margin-bottom: 3px;</text:p>
      <text:p text:style-name="P1"><text:s text:c="3"/>margin-top: 10px;</text:p>
      <text:p text:style-name="P1">}</text:p>
      <text:p text:style-name="P1">/* Font Styling H3 */</text:p>
      <text:p text:style-name="P1"/>
      <text:p text:style-name="P1"/>
      <text:p text:style-name="P1"/>
      <text:p text:style-name="P1">/* Font Styling H4 */</text:p>
      <text:p text:style-name="P1">.user-css h4 {</text:p>
      <text:p text:style-name="P1"><text:s text:c="3"/>font-size: 18px;</text:p>
      <text:p text:style-name="P1">}</text:p>
      <text:p text:style-name="P1"/>
      <text:p text:style-name="P1"/>
      <text:p text:style-name="P1">.user-css-extended h4 {</text:p>
      <text:p text:style-name="P1"><text:s text:c="3"/>font-size: 18px;</text:p>
      <text:p text:style-name="P1">}</text:p>
      <text:p text:style-name="P1">/* Font Styling H4 */</text:p>
      <text:p text:style-name="P1"/>
      <text:p text:style-name="P1"/>
      <text:p text:style-name="P1"/>
      <text:p text:style-name="P1">/* Font Styling H5 */</text:p>
      <text:p text:style-name="P1">.user-css h5 {</text:p>
      <text:p text:style-name="P1"><text:s text:c="3"/>font-size: 14px;</text:p>
      <text:p text:style-name="P1">}</text:p>
      <text:p text:style-name="P1"/>
      <text:p text:style-name="P1"/>
      <text:p text:style-name="P1">.user-css-extended h5 {</text:p>
      <text:p text:style-name="P1"><text:s text:c="3"/>font-size: 14px;</text:p>
      <text:p text:style-name="P1">}</text:p>
      <text:p text:style-name="P1">/* Font Styling H5 */</text:p>
      <text:p text:style-name="P1"/>
      <text:p text:style-name="P1"/>
      <text:p text:style-name="P1">/* Spans */ <text:s text:c="2"/>/*dont remember what is considered span but I wrote it for a reason*/</text:p>
      <text:p text:style-name="P1">.user-css span {</text:p>
      <text:p text:style-name="P4">font-size: 14px;</text:p>
      <text:p text:style-name="P1">}</text:p>
      <text:p text:style-name="P1"/>
      <text:p text:style-name="P1"/>
      <text:p text:style-name="P1"><text:soft-page-break/>.user-css-extended span {</text:p>
      <text:p text:style-name="P1"><text:s text:c="3"/>font-size: 14px;</text:p>
      <text:p text:style-name="P1">}</text:p>
      <text:p text:style-name="P1">/* Spans */</text:p>
      <text:p text:style-name="P1"/>
      <text:p text:style-name="P1"/>
      <text:p text:style-name="P1"/>
      <text:p text:style-name="P1">/* Font Styling Links */</text:p>
      <text:p text:style-name="P1">.user-css a {</text:p>
      <text:p text:style-name="P1"><text:s text:c="3"/>font-size: 14px;</text:p>
      <text:p text:style-name="P1">}</text:p>
      <text:p text:style-name="P1"/>
      <text:p text:style-name="P1">.user-css-extended a {</text:p>
      <text:p text:style-name="P1"><text:s text:c="3"/>font-size: 14px;</text:p>
      <text:p text:style-name="P1">}</text:p>
      <text:p text:style-name="P1">/* Font Styling Links */</text:p>
      <text:p text:style-name="P1"/>
      <text:p text:style-name="P1"/>
      <text:p text:style-name="P1"/>
      <text:p text:style-name="P1">/* Scrollbar Styling */</text:p>
      <text:p text:style-name="P1">.user-css.page::-webkit-scrollbar {</text:p>
      <text:p text:style-name="P1"><text:s text:c="3"/>width: 4px;</text:p>
      <text:p text:style-name="P1">}</text:p>
      <text:p text:style-name="P1">.user-css.page::-webkit-scrollbar-thumb {</text:p>
      <text:p text:style-name="P1"><text:s text:c="3"/>border-radius: 2px;</text:p>
      <text:p text:style-name="P1">}</text:p>
      <text:p text:style-name="P1">.extendedb0dy-comments::-webkit-scrollbar {</text:p>
      <text:p text:style-name="P1"><text:s text:c="3"/>width: 4px;</text:p>
      <text:p text:style-name="P1">}</text:p>
      <text:p text:style-name="P1">.extendedb0dy-comments::-webkit-scrollbar-thumb {</text:p>
      <text:p text:style-name="P1"><text:s text:c="3"/>border-radius: 2px;</text:p>
      <text:p text:style-name="P1">}</text:p>
      <text:p text:style-name="P1">/* Scrollbar Styling */</text:p>
      <text:p text:style-name="P1"/>
      <text:p text:style-name="P1"/>
      <text:p text:style-name="P1">/* Navigation Sidebar */</text:p>
      <text:p text:style-name="P1">.user-css-presentation div#world-navigation-sidebar { <text:s/>/*hides the sidebar*/</text:p>
      <text:p text:style-name="P1"><text:s text:c="3"/>visibility: hidden;</text:p>
      <text:p text:style-name="P1">}</text:p>
      <text:p text:style-name="P1">/* Navigation Sidebar */</text:p>
      <text:p text:style-name="P10">}</text:p>
      <text:p text:style-name="P1">/*End phone adjustments*/</text:p>
      <text:p text:style-name="P1"/>
      <text:p text:style-name="P1">/* ------ <text:s text:c="2"/>Mobile <text:s text:c="2"/>------ */</text:p>
      <text:p text:style-name="P8"><text:soft-page-break/>*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IM FELL English SC" svg:font-family="'IM FELL English SC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system" style:font-pitch="variable"/>
    <style:font-face style:name="Mangal" svg:font-family="Mangal"/>
    <style:font-face style:name="Mangal1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Malgun Gothic" style:font-size-asian="10.5pt" style:language-asian="ko" style:country-asian="KR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Malgun Gothic" style:font-size-asian="10.5pt" style:language-asian="ko" style:country-asian="KR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algun Gothic" style:font-family-asian="'Malgun Gothi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2T20:02:54.097000000</meta:creation-date>
    <dc:date>2023-02-24T13:27:59.147000000</dc:date>
    <meta:editing-duration>P1DT25M19S</meta:editing-duration>
    <meta:editing-cycles>234</meta:editing-cycles>
    <meta:generator>LibreOffice/7.5.0.3$Windows_X86_64 LibreOffice_project/c21113d003cd3efa8c53188764377a8272d9d6de</meta:generator>
    <meta:document-statistic meta:table-count="0" meta:image-count="0" meta:object-count="0" meta:page-count="41" meta:paragraph-count="1382" meta:word-count="5356" meta:character-count="41444" meta:non-whitespace-character-count="35140"/>
  </office:meta>
</office:document-meta>
</file>